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3.99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4.43mm"/>
    </style:style>
    <style:style style:name="co11" style:family="table-column">
      <style:table-column-properties fo:break-before="auto" style:column-width="21.22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5.54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24.09mm"/>
    </style:style>
    <style:style style:name="co16" style:family="table-column">
      <style:table-column-properties fo:break-before="auto" style:column-width="2.43mm"/>
    </style:style>
    <style:style style:name="co17" style:family="table-column">
      <style:table-column-properties fo:break-before="auto" style:column-width="20.57mm"/>
    </style:style>
    <style:style style:name="co18" style:family="table-column">
      <style:table-column-properties fo:break-before="auto" style:column-width="34.04mm"/>
    </style:style>
    <style:style style:name="co19" style:family="table-column">
      <style:table-column-properties fo:break-before="auto" style:column-width="33.16mm"/>
    </style:style>
    <style:style style:name="co20" style:family="table-column">
      <style:table-column-properties fo:break-before="auto" style:column-width="7.28mm"/>
    </style:style>
    <style:style style:name="co21" style:family="table-column">
      <style:table-column-properties fo:break-before="auto" style:column-width="70.54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4.9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5.72mm" fo:break-before="auto" style:use-optimal-row-height="true"/>
    </style:style>
    <style:style style:name="ro7" style:family="table-row">
      <style:table-row-properties style:row-height="3.97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6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一般_5f_WESRB002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1" style:family="table-cell" style:parent-style-name="一般_5f_WESRB00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一般_5f_WESRB002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4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5" style:family="table-cell" style:parent-style-name="一般_5f_WESRB002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8" style:family="table-cell" style:parent-style-name="Default" style:data-style-name="N14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9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0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1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9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4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5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6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7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8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9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0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1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細明體" style:font-name-asian="細明體"/>
    </style:style>
    <style:style style:name="T3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Times New Roman" style:font-name-complex="Times New Roman" style:text-position="33% 58%"/>
    </style:style>
    <style:style style:name="T5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細明體" style:text-position="0% 100%" style:font-name-asian="細明體"/>
    </style:style>
    <style:style style:name="T6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text-position="0% 100%" style:font-name="Times New Roman" style:font-name-complex="Times New Roman"/>
    </style:style>
    <style:style style:name="T7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Times New Roman" style:font-name-complex="Times New Roman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5" table:number-columns-repeated="8" table:default-cell-style-name="ce14"/>
        <table:table-column table:style-name="co6" table:default-cell-style-name="ce13"/>
        <table:table-column table:style-name="co7" table:default-cell-style-name="ce14"/>
        <table:table-column table:style-name="co8" table:default-cell-style-name="ce14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5年(西元1986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12"/>
            <table:table-cell table:style-name="ce36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" calcext:value-type="float">
              <text:p>1</text:p>
            </table:table-cell>
            <table:table-cell table:style-name="ce37" office:value-type="float" office:value="2" calcext:value-type="float">
              <text:p>2</text:p>
            </table:table-cell>
            <table:table-cell table:style-name="ce37" office:value-type="float" office:value="3" calcext:value-type="float">
              <text:p>3</text:p>
            </table:table-cell>
            <table:table-cell table:style-name="ce37" office:value-type="float" office:value="4" calcext:value-type="float">
              <text:p>4</text:p>
            </table:table-cell>
            <table:table-cell table:style-name="ce37" office:value-type="float" office:value="5" calcext:value-type="float">
              <text:p>5</text:p>
            </table:table-cell>
            <table:table-cell table:style-name="ce37" office:value-type="float" office:value="6" calcext:value-type="float">
              <text:p>6</text:p>
            </table:table-cell>
            <table:table-cell table:style-name="ce37" office:value-type="float" office:value="7" calcext:value-type="float">
              <text:p>7</text:p>
            </table:table-cell>
            <table:table-cell table:style-name="ce37" office:value-type="float" office:value="8" calcext:value-type="float">
              <text:p>8</text:p>
            </table:table-cell>
            <table:table-cell table:style-name="ce37" office:value-type="float" office:value="9" calcext:value-type="float">
              <text:p>9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煤及煤產品</text:p>
            </table:table-cell>
            <table:table-cell table:style-name="ce38" office:value-type="string" calcext:value-type="string">
              <text:p>煙煤-煉焦煤</text:p>
            </table:table-cell>
            <table:table-cell table:style-name="ce38" office:value-type="string" calcext:value-type="string">
              <text:p>煙煤-燃料煤</text:p>
            </table:table-cell>
            <table:table-cell table:style-name="ce38" office:value-type="string" calcext:value-type="string">
              <text:p>無煙煤</text:p>
            </table:table-cell>
            <table:table-cell table:style-name="ce38" office:value-type="string" calcext:value-type="string">
              <text:p>亞煙煤</text:p>
            </table:table-cell>
            <table:table-cell table:style-name="ce38" office:value-type="string" calcext:value-type="string">
              <text:p>褐煤</text:p>
            </table:table-cell>
            <table:table-cell table:style-name="ce38" office:value-type="string" calcext:value-type="string">
              <text:p>泥煤</text:p>
            </table:table-cell>
            <table:table-cell table:style-name="ce38" office:value-type="string" calcext:value-type="string">
              <text:p>焦炭</text:p>
            </table:table-cell>
            <table:table-cell table:style-name="ce38" office:value-type="string" calcext:value-type="string">
              <text:p>煤球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al and Coal</text:p>
            </table:table-cell>
            <table:table-cell table:number-columns-repeated="2" table:style-name="ce39" office:value-type="string" calcext:value-type="string">
              <text:p>Bituminous Coal-</text:p>
            </table:table-cell>
            <table:table-cell table:style-name="ce39" office:value-type="string" calcext:value-type="string">
              <text:p>Anthracite</text:p>
            </table:table-cell>
            <table:table-cell table:style-name="ce39" office:value-type="string" calcext:value-type="string">
              <text:p>Sub-bituminous</text:p>
            </table:table-cell>
            <table:table-cell table:style-name="ce39" office:value-type="string" calcext:value-type="string">
              <text:p>Lignite</text:p>
            </table:table-cell>
            <table:table-cell table:style-name="ce39" office:value-type="string" calcext:value-type="string">
              <text:p>Peat</text:p>
            </table:table-cell>
            <table:table-cell table:style-name="ce39" office:value-type="string" calcext:value-type="string">
              <text:p>Coke Oven Coke</text:p>
            </table:table-cell>
            <table:table-cell table:style-name="ce39" office:value-type="string" calcext:value-type="string">
              <text:p>Patent Fuel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Products Total</text:p>
            </table:table-cell>
            <table:table-cell table:style-name="ce39" office:value-type="string" calcext:value-type="string">
              <text:p>Coking Coal</text:p>
            </table:table-cell>
            <table:table-cell table:style-name="ce39" office:value-type="string" calcext:value-type="string">
              <text:p>Steam Coal</text:p>
            </table:table-cell>
            <table:table-cell table:style-name="ce39"/>
            <table:table-cell table:style-name="ce39" office:value-type="string" calcext:value-type="string">
              <text:p>Coal</text:p>
            </table:table-cell>
            <table:table-cell table:style-name="ce39" table:number-columns-repeated="4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2-C12</text:p>
            </table:table-cell>
            <table:table-cell table:style-name="ce40" table:number-columns-repeated="8"/>
            <table:table-cell table:style-name="ce4"/>
            <table:table-cell table:style-name="ce50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1016039.13599898" calcext:value-type="float">
            <text:p><text:s/>1,016,039 <text:s/></text:p>
          </table:table-cell>
          <table:table-cell table:style-name="ce41" office:value-type="float" office:value="44796.812426089" calcext:value-type="float">
            <text:p><text:s/>44,797 <text:s/></text:p>
          </table:table-cell>
          <table:table-cell table:style-name="ce41" office:value-type="float" office:value="971242.323572895" calcext:value-type="float">
            <text:p><text:s/>971,242 <text:s/></text:p>
          </table:table-cell>
          <table:table-cell table:number-columns-repeated="6" table:style-name="ce41" office:value-type="float" office:value="0" calcext:value-type="float">
            <text:p/>
          </table:table-cell>
          <table:table-cell table:style-name="ce12"/>
          <table:table-cell table:style-name="ce36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6522015.474" calcext:value-type="float">
            <text:p><text:s/>6,522,015 <text:s/></text:p>
          </table:table-cell>
          <table:table-cell table:style-name="ce42" office:value-type="float" office:value="1858410.9" calcext:value-type="float">
            <text:p><text:s/>1,858,411 <text:s/></text:p>
          </table:table-cell>
          <table:table-cell table:style-name="ce42" office:value-type="float" office:value="4647818.874" calcext:value-type="float">
            <text:p><text:s/>4,647,81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5785.7" calcext:value-type="float">
            <text:p><text:s/>15,78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8859.2" calcext:value-type="float">
            <text:p><text:s/>8,85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8859.2" calcext:value-type="float">
            <text:p><text:s/>8,85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-657008.688271016" calcext:value-type="float">
            <text:p><text:s/>-657,009 <text:s/></text:p>
          </table:table-cell>
          <table:table-cell table:style-name="ce42" office:value-type="float" office:value="14854.560426089" calcext:value-type="float">
            <text:p><text:s/>14,855 <text:s/></text:p>
          </table:table-cell>
          <table:table-cell table:style-name="ce42" office:value-type="float" office:value="-666402.712427105" calcext:value-type="float">
            <text:p><text:s/>-666,40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-5460.53627" calcext:value-type="float">
            <text:p><text:s/>-5,46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8186204.09827" calcext:value-type="float">
            <text:p><text:s/>8,186,204 <text:s/></text:p>
          </table:table-cell>
          <table:table-cell table:style-name="ce43" office:value-type="float" office:value="1888353.152" calcext:value-type="float">
            <text:p><text:s/>1,888,353 <text:s/></text:p>
          </table:table-cell>
          <table:table-cell table:style-name="ce43" office:value-type="float" office:value="6285463.91" calcext:value-type="float">
            <text:p><text:s/>6,285,464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12387.03627" calcext:value-type="float">
            <text:p><text:s/>12,387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278.88" calcext:value-type="float">
            <text:p><text:s/>279 <text:s/></text:p>
          </table:table-cell>
          <table:table-cell table:number-columns-repeated="8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7609995.853515" calcext:value-type="float">
            <text:p><text:s/>7,609,996 <text:s/></text:p>
          </table:table-cell>
          <table:table-cell table:style-name="ce42" office:value-type="float" office:value="1888353.152" calcext:value-type="float">
            <text:p><text:s/>1,888,353 <text:s/></text:p>
          </table:table-cell>
          <table:table-cell table:style-name="ce42" office:value-type="float" office:value="4153811.768" calcext:value-type="float">
            <text:p><text:s/>4,153,81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88684.13853" calcext:value-type="float">
            <text:p><text:s/>1,188,68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1903783.252" calcext:value-type="float">
            <text:p><text:s/>1,903,783 <text:s/></text:p>
          </table:table-cell>
          <table:table-cell table:style-name="ce42" office:value-type="float" office:value="1888353.152" calcext:value-type="float">
            <text:p><text:s/>1,888,35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5430.1" calcext:value-type="float">
            <text:p><text:s/>15,43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style-name="ce42" office:value-type="float" office:value="1173254.03853" calcext:value-type="float">
            <text:p><text:s/>1,173,25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173254.03853" calcext:value-type="float">
            <text:p><text:s/>1,173,25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4153811.768" calcext:value-type="float">
            <text:p><text:s/>4,153,81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153811.768" calcext:value-type="float">
            <text:p><text:s/>4,153,81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379146.794985" calcext:value-type="float">
            <text:p><text:s/>379,147 <text:s/></text:p>
          </table:table-cell>
          <table:table-cell table:number-columns-repeated="8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2378588.9137472" calcext:value-type="float">
            <text:p><text:s/>2,378,58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481375" calcext:value-type="float">
            <text:p><text:s/>1,481,37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2378588.9137472" calcext:value-type="float">
            <text:p><text:s/>2,378,58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481375" calcext:value-type="float">
            <text:p><text:s/>1,481,37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390225.025455" calcext:value-type="float">
            <text:p><text:s/>390,22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4176.809" calcext:value-type="float">
            <text:p><text:s/>54,17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584.1" calcext:value-type="float">
            <text:p><text:s/>8,58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style-name="ce42" office:value-type="float" office:value="3691.328" calcext:value-type="float">
            <text:p><text:s/>3,69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740.028" calcext:value-type="float">
            <text:p><text:s/>2,74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51.3" calcext:value-type="float">
            <text:p><text:s/>95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205138.394254" calcext:value-type="float">
            <text:p><text:s/>205,13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1436.781" calcext:value-type="float">
            <text:p><text:s/>51,43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632.8" calcext:value-type="float">
            <text:p><text:s/>7,63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181395.303201" calcext:value-type="float">
            <text:p><text:s/>181,395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48939.1527184" calcext:value-type="float">
            <text:p><text:s/>48,939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44" office:value-type="float" office:value="946.93627" calcext:value-type="float">
            <text:p><text:s/>947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2515354.1003288" calcext:value-type="float">
            <text:p><text:s/>2,515,354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077475.333" calcext:value-type="float">
            <text:p><text:s/>2,077,475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295546.86147" calcext:value-type="float">
            <text:p><text:s/>295,547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2515354.1003288" calcext:value-type="float">
            <text:p><text:s/>2,515,354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077475.333" calcext:value-type="float">
            <text:p><text:s/>2,077,475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295546.86147" calcext:value-type="float">
            <text:p><text:s/>295,547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2465697.1733288" calcext:value-type="float">
            <text:p><text:s/>2,465,69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033051.186" calcext:value-type="float">
            <text:p><text:s/>2,033,05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95210.86147" calcext:value-type="float">
            <text:p><text:s/>295,21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style-name="ce42" office:value-type="float" office:value="17155.069" calcext:value-type="float">
            <text:p><text:s/>17,15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327.669" calcext:value-type="float">
            <text:p><text:s/>16,32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27.4" calcext:value-type="float">
            <text:p><text:s/>82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8564.922" calcext:value-type="float">
            <text:p><text:s/>8,56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053.742" calcext:value-type="float">
            <text:p><text:s/>6,05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360.4" calcext:value-type="float">
            <text:p><text:s/>2,36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3956.902" calcext:value-type="float">
            <text:p><text:s/>3,95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956.902" calcext:value-type="float">
            <text:p><text:s/>3,95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390.507" calcext:value-type="float">
            <text:p><text:s/>39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90.507" calcext:value-type="float">
            <text:p><text:s/>39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88608.932" calcext:value-type="float">
            <text:p><text:s/>88,60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8608.932" calcext:value-type="float">
            <text:p><text:s/>88,60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473425.729" calcext:value-type="float">
            <text:p><text:s/>473,42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70449.329" calcext:value-type="float">
            <text:p><text:s/>470,44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976.4" calcext:value-type="float">
            <text:p><text:s/>2,97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84947.2" calcext:value-type="float">
            <text:p><text:s/>84,94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1973.6" calcext:value-type="float">
            <text:p><text:s/>81,97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973.6" calcext:value-type="float">
            <text:p><text:s/>2,97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33912.896" calcext:value-type="float">
            <text:p>( 33,913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30939.296" calcext:value-type="float">
            <text:p>( 30,939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2973.6" calcext:value-type="float">
            <text:p>( 2,974 <text:s/>)</text:p>
          </table:table-cell>
          <table:table-cell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51034.304" calcext:value-type="float">
            <text:p>( 51,034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51034.304" calcext:value-type="float">
            <text:p>( 51,034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172619.959" calcext:value-type="float">
            <text:p><text:s/>172,62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2619.959" calcext:value-type="float">
            <text:p><text:s/>172,62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198649.757" calcext:value-type="float">
            <text:p><text:s/>198,65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8646.957" calcext:value-type="float">
            <text:p><text:s/>198,64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.8" calcext:value-type="float">
            <text:p><text:s/>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17208.813" calcext:value-type="float">
            <text:p><text:s/>17,209 <text:s/></text:p>
          </table:table-cell>
          <table:table-cell table:style-name="ce46" office:value-type="float" office:value="0" calcext:value-type="float">
            <text:p/>
          </table:table-cell>
          <table:table-cell table:style-name="ce46" office:value-type="float" office:value="17208.813" calcext:value-type="float">
            <text:p><text:s/>17,209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908.827" calcext:value-type="float">
            <text:p><text:s/>90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08.827" calcext:value-type="float">
            <text:p><text:s/>90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459399.643" calcext:value-type="float">
            <text:p><text:s/>1,459,40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39514.043" calcext:value-type="float">
            <text:p><text:s/>1,439,51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9885.6" calcext:value-type="float">
            <text:p><text:s/>19,88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198781.44" calcext:value-type="float">
            <text:p><text:s/>1,198,78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98781.44" calcext:value-type="float">
            <text:p><text:s/>1,198,78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260618.203" calcext:value-type="float">
            <text:p><text:s/>260,61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40732.603" calcext:value-type="float">
            <text:p><text:s/>240,73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9885.6" calcext:value-type="float">
            <text:p><text:s/>19,88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7" calcext:value-type="float">
            <text:p>( 7 <text:s/>)</text:p>
          </table:table-cell>
          <table:table-cell table:number-columns-repeated="6" table:style-name="ce47" office:value-type="float" office:value="0" calcext:value-type="float">
            <text:p/>
          </table:table-cell>
          <table:table-cell table:style-name="ce47" office:value-type="float" office:value="7" calcext:value-type="float">
            <text:p>( 7 <text:s/>)</text:p>
          </table:table-cell>
          <table:table-cell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379983.2513288" calcext:value-type="float">
            <text:p><text:s/>379,98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712.244" calcext:value-type="float">
            <text:p><text:s/>6,71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35986.66147" calcext:value-type="float">
            <text:p><text:s/>235,98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376420.2513288" calcext:value-type="float">
            <text:p><text:s/>376,42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712.244" calcext:value-type="float">
            <text:p><text:s/>6,71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32423.66147" calcext:value-type="float">
            <text:p><text:s/>232,42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3563" calcext:value-type="float">
            <text:p><text:s/>3,56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3563" calcext:value-type="float">
            <text:p><text:s/>3,56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23390.5" calcext:value-type="float">
            <text:p><text:s/>23,39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23390.5" calcext:value-type="float">
            <text:p><text:s/>23,39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8787.991" calcext:value-type="float">
            <text:p><text:s/>8,788 <text:s/></text:p>
          </table:table-cell>
          <table:table-cell table:style-name="ce46" office:value-type="float" office:value="0" calcext:value-type="float">
            <text:p/>
          </table:table-cell>
          <table:table-cell table:style-name="ce46" office:value-type="float" office:value="128.991" calcext:value-type="float">
            <text:p><text:s/>129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8659" calcext:value-type="float">
            <text:p><text:s/>8,659 <text:s/></text:p>
          </table:table-cell>
          <table:table-cell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718.9" calcext:value-type="float">
            <text:p><text:s/>71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718.9" calcext:value-type="float">
            <text:p><text:s/>71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406" calcext:value-type="float">
            <text:p><text:s/>40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406" calcext:value-type="float">
            <text:p><text:s/>40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style-name="ce42" office:value-type="float" office:value="153.895" calcext:value-type="float">
            <text:p><text:s/>15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3.075" calcext:value-type="float">
            <text:p><text:s/>10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5.7" calcext:value-type="float">
            <text:p><text:s/>3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style-name="ce42" office:value-type="float" office:value="153.895" calcext:value-type="float">
            <text:p><text:s/>15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3.075" calcext:value-type="float">
            <text:p><text:s/>10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5.7" calcext:value-type="float">
            <text:p><text:s/>3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44606.71" calcext:value-type="float">
            <text:p><text:s/>44,60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4145.55" calcext:value-type="float">
            <text:p><text:s/>44,14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00.3" calcext:value-type="float">
            <text:p><text:s/>30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115.08" calcext:value-type="float">
            <text:p><text:s/>115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style-name="ce42" office:value-type="float" office:value="294.7" calcext:value-type="float">
            <text:p><text:s/>29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294.7" calcext:value-type="float">
            <text:p><text:s/>29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5476.758" calcext:value-type="float">
            <text:p><text:s/>5,47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467.098" calcext:value-type="float">
            <text:p><text:s/>5,46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38720.172" calcext:value-type="float">
            <text:p><text:s/>38,720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38678.452" calcext:value-type="float">
            <text:p><text:s/>38,678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5.6" calcext:value-type="float">
            <text:p><text:s/>6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4896.322" calcext:value-type="float">
            <text:p><text:s/>4,896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175.522" calcext:value-type="float">
            <text:p><text:s/>176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19743083.682" calcext:value-type="float">
            <text:p><text:s/>19,743,08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743083.682" calcext:value-type="float">
            <text:p><text:s/>19,743,08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9743083.682" calcext:value-type="float">
            <text:p><text:s/>19,743,08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743083.682" calcext:value-type="float">
            <text:p><text:s/>19,743,08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1"/>
          <table:table-cell table:style-name="ce36" table:number-columns-repeated="1011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/>
          <table:table-cell table:style-name="ce13" table:number-columns-repeated="1011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1.$A$1:.$AMJ$8" table:range-usable-as="repeat-column repeat-row"/>
        </table:named-expressions>
      </table:table>
      <table:table table:name="Page2" table:style-name="ta2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3" table:default-cell-style-name="ce14"/>
        <table:table-column table:style-name="co4" table:default-cell-style-name="ce14"/>
        <table:table-column table:style-name="co5" table:number-columns-repeated="5" table:default-cell-style-name="ce14"/>
        <table:table-column table:style-name="co6" table:default-cell-style-name="ce14"/>
        <table:table-column table:style-name="co10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5年(西元1986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0" calcext:value-type="float">
              <text:p>10</text:p>
            </table:table-cell>
            <table:table-cell table:style-name="ce37" office:value-type="float" office:value="11" calcext:value-type="float">
              <text:p>11</text:p>
            </table:table-cell>
            <table:table-cell table:style-name="ce37" office:value-type="float" office:value="12" calcext:value-type="float">
              <text:p>12</text:p>
            </table:table-cell>
            <table:table-cell table:style-name="ce37" office:value-type="float" office:value="13" calcext:value-type="float">
              <text:p>13</text:p>
            </table:table-cell>
            <table:table-cell table:style-name="ce37" office:value-type="float" office:value="14" calcext:value-type="float">
              <text:p>14</text:p>
            </table:table-cell>
            <table:table-cell table:style-name="ce37" office:value-type="float" office:value="15" calcext:value-type="float">
              <text:p>15</text:p>
            </table:table-cell>
            <table:table-cell table:style-name="ce37" office:value-type="float" office:value="16" calcext:value-type="float">
              <text:p>16</text:p>
            </table:table-cell>
            <table:table-cell table:style-name="ce37" office:value-type="float" office:value="17" calcext:value-type="float">
              <text:p>17</text:p>
            </table:table-cell>
            <table:table-cell table:style-name="ce37" office:value-type="float" office:value="18" calcext:value-type="float">
              <text:p>18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焦爐氣</text:p>
            </table:table-cell>
            <table:table-cell table:style-name="ce38" office:value-type="string" calcext:value-type="string">
              <text:p>高爐氣</text:p>
            </table:table-cell>
            <table:table-cell table:style-name="ce38" office:value-type="string" calcext:value-type="string">
              <text:p>轉爐氣</text:p>
            </table:table-cell>
            <table:table-cell table:style-name="ce38" office:value-type="string" calcext:value-type="string">
              <text:p>原油及石油</text:p>
            </table:table-cell>
            <table:table-cell table:style-name="ce38" office:value-type="string" calcext:value-type="string">
              <text:p>原油</text:p>
            </table:table-cell>
            <table:table-cell table:style-name="ce38" office:value-type="string" calcext:value-type="string">
              <text:p>煉油廠進料</text:p>
            </table:table-cell>
            <table:table-cell table:style-name="ce38" office:value-type="string" calcext:value-type="string">
              <text:p>添加劑/</text:p>
            </table:table-cell>
            <table:table-cell table:style-name="ce38" office:value-type="string" calcext:value-type="string">
              <text:p>煉油氣</text:p>
            </table:table-cell>
            <table:table-cell table:style-name="ce38" office:value-type="string" calcext:value-type="string">
              <text:p>液化石油氣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51" table:number-columns-repeated="2"/>
            <table:table-cell table:style-name="ce38" office:value-type="string" calcext:value-type="string">
              <text:p>產品合計</text:p>
            </table:table-cell>
            <table:table-cell table:style-name="ce51" table:number-columns-repeated="2"/>
            <table:table-cell table:style-name="ce51" office:value-type="string" calcext:value-type="string">
              <text:p>含氧化合物</text:p>
            </table:table-cell>
            <table:table-cell table:style-name="ce51"/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ke Oven Gas</text:p>
            </table:table-cell>
            <table:table-cell table:style-name="ce52" office:value-type="string" calcext:value-type="string">
              <text:p>Blast Furnace Gas</text:p>
            </table:table-cell>
            <table:table-cell table:style-name="ce52" office:value-type="string" calcext:value-type="string">
              <text:p>Oxygen Steel</text:p>
            </table:table-cell>
            <table:table-cell table:style-name="ce52" office:value-type="string" calcext:value-type="string">
              <text:p>Crude Oil and Petroleum</text:p>
            </table:table-cell>
            <table:table-cell table:style-name="ce52" office:value-type="string" calcext:value-type="string">
              <text:p>Crude Oil</text:p>
            </table:table-cell>
            <table:table-cell table:style-name="ce52" office:value-type="string" calcext:value-type="string">
              <text:p>Refinery</text:p>
            </table:table-cell>
            <table:table-cell table:style-name="ce52" office:value-type="string" calcext:value-type="string">
              <text:p>Additives/</text:p>
            </table:table-cell>
            <table:table-cell table:style-name="ce52" office:value-type="string" calcext:value-type="string">
              <text:p>Refinery Gas</text:p>
            </table:table-cell>
            <table:table-cell table:style-name="ce52" office:value-type="string" calcext:value-type="string">
              <text:p>LPG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/>
            <table:table-cell table:style-name="ce52" office:value-type="string" calcext:value-type="string">
              <text:p>Furnace Gas</text:p>
            </table:table-cell>
            <table:table-cell table:style-name="ce39" office:value-type="string" calcext:value-type="string">
              <text:p>Products Total</text:p>
            </table:table-cell>
            <table:table-cell table:style-name="ce52"/>
            <table:table-cell table:style-name="ce52" office:value-type="string" calcext:value-type="string">
              <text:p>Feedstocks</text:p>
            </table:table-cell>
            <table:table-cell table:style-name="ce52" office:value-type="string" calcext:value-type="string">
              <text:p>Oxygenates</text:p>
            </table:table-cell>
            <table:table-cell table:style-name="ce52"/>
            <table:table-cell table:style-name="ce39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3"/>
            <table:table-cell table:style-name="ce40" office:value-type="string" calcext:value-type="string">
              <text:p>C14-C36</text:p>
            </table:table-cell>
            <table:table-cell table:style-name="ce40" table:number-columns-repeated="5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number-columns-repeated="2" table:style-name="ce41" office:value-type="float" office:value="94851" calcext:value-type="float">
            <text:p><text:s/>94,851 <text:s/></text:p>
          </table:table-cell>
          <table:table-cell table:number-columns-repeated="4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598362.5268" calcext:value-type="float">
            <text:p><text:s/>20,598,363 <text:s/></text:p>
          </table:table-cell>
          <table:table-cell table:style-name="ce42" office:value-type="float" office:value="16955471.7" calcext:value-type="float">
            <text:p><text:s/>16,955,47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19838.0868" calcext:value-type="float">
            <text:p><text:s/>619,83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97504.54449591" calcext:value-type="float">
            <text:p><text:s/>1,197,50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26653.36" calcext:value-type="float">
            <text:p><text:s/>826,65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95695.52" calcext:value-type="float">
            <text:p><text:s/>295,69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79870.464972506" calcext:value-type="float">
            <text:p><text:s/>279,870 <text:s/></text:p>
          </table:table-cell>
          <table:table-cell table:style-name="ce42" office:value-type="float" office:value="323756.1" calcext:value-type="float">
            <text:p><text:s/>323,75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-7008.264" calcext:value-type="float">
            <text:p><text:s/>-7,008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8093489.6373316" calcext:value-type="float">
            <text:p><text:s/>18,093,490 <text:s/></text:p>
          </table:table-cell>
          <table:table-cell table:style-name="ce43" office:value-type="float" office:value="16726566.6" calcext:value-type="float">
            <text:p><text:s/>16,726,567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626846.3508" calcext:value-type="float">
            <text:p><text:s/>626,84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649097.44990769" calcext:value-type="float">
            <text:p><text:s/>2,649,09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940.6676" calcext:value-type="float">
            <text:p><text:s/>1,941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278.88" calcext:value-type="float">
            <text:p><text:s/>279 <text:s/></text:p>
          </table:table-cell>
          <table:table-cell table:number-columns-repeated="8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96998.328" calcext:value-type="float">
            <text:p><text:s/>96,998 <text:s/></text:p>
          </table:table-cell>
          <table:table-cell table:style-name="ce42" office:value-type="float" office:value="242176.810659" calcext:value-type="float">
            <text:p><text:s/>242,177 <text:s/></text:p>
          </table:table-cell>
          <table:table-cell table:style-name="ce42" office:value-type="float" office:value="39971.656326" calcext:value-type="float">
            <text:p><text:s/>39,972 <text:s/></text:p>
          </table:table-cell>
          <table:table-cell table:style-name="ce42" office:value-type="float" office:value="18411542.47" calcext:value-type="float">
            <text:p><text:s/>18,411,542 <text:s/></text:p>
          </table:table-cell>
          <table:table-cell table:style-name="ce42" office:value-type="float" office:value="16726566.6" calcext:value-type="float">
            <text:p><text:s/>16,726,56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739463.43" calcext:value-type="float">
            <text:p><text:s/>16,739,463 <text:s/></text:p>
          </table:table-cell>
          <table:table-cell table:style-name="ce42" office:value-type="float" office:value="16726566.6" calcext:value-type="float">
            <text:p><text:s/>16,726,56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72079.04" calcext:value-type="float">
            <text:p><text:s/>1,672,07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96998.328" calcext:value-type="float">
            <text:p><text:s/>96,998 <text:s/></text:p>
          </table:table-cell>
          <table:table-cell table:style-name="ce43" office:value-type="float" office:value="242176.810659" calcext:value-type="float">
            <text:p><text:s/>242,177 <text:s/></text:p>
          </table:table-cell>
          <table:table-cell table:style-name="ce43" office:value-type="float" office:value="39971.656326" calcext:value-type="float">
            <text:p><text:s/>39,972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384305.86908" calcext:value-type="float">
            <text:p><text:s/>384,306 <text:s/></text:p>
          </table:table-cell>
          <table:table-cell table:style-name="ce42" office:value-type="float" office:value="457059.7361022" calcext:value-type="float">
            <text:p><text:s/>457,060 <text:s/></text:p>
          </table:table-cell>
          <table:table-cell table:style-name="ce42" office:value-type="float" office:value="55848.308565" calcext:value-type="float">
            <text:p><text:s/>55,848 <text:s/></text:p>
          </table:table-cell>
          <table:table-cell table:style-name="ce42" office:value-type="float" office:value="19709397.2345641" calcext:value-type="float">
            <text:p><text:s/>19,709,39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45998.9" calcext:value-type="float">
            <text:p><text:s/>1,045,999 <text:s/></text:p>
          </table:table-cell>
          <table:table-cell table:style-name="ce42" office:value-type="float" office:value="554820.9" calcext:value-type="float">
            <text:p><text:s/>554,82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384305.86908" calcext:value-type="float">
            <text:p><text:s/>384,306 <text:s/></text:p>
          </table:table-cell>
          <table:table-cell table:style-name="ce42" office:value-type="float" office:value="457059.7361022" calcext:value-type="float">
            <text:p><text:s/>457,060 <text:s/></text:p>
          </table:table-cell>
          <table:table-cell table:style-name="ce42" office:value-type="float" office:value="55848.308565" calcext:value-type="float">
            <text:p><text:s/>55,848 <text:s/></text:p>
          </table:table-cell>
          <table:table-cell table:style-name="ce42" office:value-type="float" office:value="17146885.4812953" calcext:value-type="float">
            <text:p><text:s/>17,146,88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45998.9" calcext:value-type="float">
            <text:p><text:s/>1,045,999 <text:s/></text:p>
          </table:table-cell>
          <table:table-cell table:style-name="ce42" office:value-type="float" office:value="480136.3795312" calcext:value-type="float">
            <text:p><text:s/>480,136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562511.7532688" calcext:value-type="float">
            <text:p><text:s/>2,562,512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74684.5204688" calcext:value-type="float">
            <text:p><text:s/>74,68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123388.03932" calcext:value-type="float">
            <text:p><text:s/>123,388 <text:s/></text:p>
          </table:table-cell>
          <table:table-cell table:style-name="ce42" office:value-type="float" office:value="193551.7101" calcext:value-type="float">
            <text:p><text:s/>193,552 <text:s/></text:p>
          </table:table-cell>
          <table:table-cell table:style-name="ce42" office:value-type="float" office:value="10524.367035" calcext:value-type="float">
            <text:p><text:s/>10,524 <text:s/></text:p>
          </table:table-cell>
          <table:table-cell table:style-name="ce42" office:value-type="float" office:value="2095666.9284" calcext:value-type="float">
            <text:p><text:s/>2,095,66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45998.9" calcext:value-type="float">
            <text:p><text:s/>1,045,999 <text:s/></text:p>
          </table:table-cell>
          <table:table-cell table:style-name="ce42" office:value-type="float" office:value="22502.5284" calcext:value-type="float">
            <text:p><text:s/>22,50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74.02" calcext:value-type="float">
            <text:p><text:s/>27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73568.13912" calcext:value-type="float">
            <text:p><text:s/>73,568 <text:s/></text:p>
          </table:table-cell>
          <table:table-cell table:style-name="ce42" office:value-type="float" office:value="61976.307099" calcext:value-type="float">
            <text:p><text:s/>61,976 <text:s/></text:p>
          </table:table-cell>
          <table:table-cell table:style-name="ce42" office:value-type="float" office:value="10524.367035" calcext:value-type="float">
            <text:p><text:s/>10,524 <text:s/></text:p>
          </table:table-cell>
          <table:table-cell table:style-name="ce42" office:value-type="float" office:value="97425.12" calcext:value-type="float">
            <text:p><text:s/>97,42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49819.9002" calcext:value-type="float">
            <text:p><text:s/>49,820 <text:s/></text:p>
          </table:table-cell>
          <table:table-cell table:style-name="ce42" office:value-type="float" office:value="131575.403001" calcext:value-type="float">
            <text:p><text:s/>131,57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92846.1884" calcext:value-type="float">
            <text:p><text:s/>1,992,84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45998.9" calcext:value-type="float">
            <text:p><text:s/>1,045,999 <text:s/></text:p>
          </table:table-cell>
          <table:table-cell table:style-name="ce42" office:value-type="float" office:value="22502.5284" calcext:value-type="float">
            <text:p><text:s/>22,50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719.56" calcext:value-type="float">
            <text:p><text:s/>4,72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402.04" calcext:value-type="float">
            <text:p><text:s/>402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28212.0384" calcext:value-type="float">
            <text:p><text:s/>28,212 <text:s/></text:p>
          </table:table-cell>
          <table:table-cell table:style-name="ce44" office:value-type="float" office:value="17517.6974784" calcext:value-type="float">
            <text:p><text:s/>17,518 <text:s/></text:p>
          </table:table-cell>
          <table:table-cell table:style-name="ce44" office:value-type="float" office:value="2262.48057" calcext:value-type="float">
            <text:p><text:s/>2,262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135428.58336" calcext:value-type="float">
            <text:p><text:s/>135,429 <text:s/></text:p>
          </table:table-cell>
          <table:table-cell table:style-name="ce44" office:value-type="float" office:value="3813.5178648" calcext:value-type="float">
            <text:p><text:s/>3,814 <text:s/></text:p>
          </table:table-cell>
          <table:table-cell table:style-name="ce44" office:value-type="float" office:value="3089.804634" calcext:value-type="float">
            <text:p><text:s/>3,090 <text:s/></text:p>
          </table:table-cell>
          <table:table-cell table:style-name="ce44" office:value-type="float" office:value="14646580.023588" calcext:value-type="float">
            <text:p><text:s/>14,646,580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157224.0548" calcext:value-type="float">
            <text:p><text:s/>1,157,224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135428.58336" calcext:value-type="float">
            <text:p><text:s/>135,429 <text:s/></text:p>
          </table:table-cell>
          <table:table-cell table:style-name="ce44" office:value-type="float" office:value="3813.5178648" calcext:value-type="float">
            <text:p><text:s/>3,814 <text:s/></text:p>
          </table:table-cell>
          <table:table-cell table:style-name="ce44" office:value-type="float" office:value="3089.804634" calcext:value-type="float">
            <text:p><text:s/>3,090 <text:s/></text:p>
          </table:table-cell>
          <table:table-cell table:style-name="ce44" office:value-type="float" office:value="11264419.2348" calcext:value-type="float">
            <text:p><text:s/>11,264,419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157224.0548" calcext:value-type="float">
            <text:p><text:s/>1,157,22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130531.80336" calcext:value-type="float">
            <text:p><text:s/>130,532 <text:s/></text:p>
          </table:table-cell>
          <table:table-cell table:style-name="ce42" office:value-type="float" office:value="3813.5178648" calcext:value-type="float">
            <text:p><text:s/>3,814 <text:s/></text:p>
          </table:table-cell>
          <table:table-cell table:style-name="ce42" office:value-type="float" office:value="3089.804634" calcext:value-type="float">
            <text:p><text:s/>3,090 <text:s/></text:p>
          </table:table-cell>
          <table:table-cell table:style-name="ce42" office:value-type="float" office:value="4236978.55" calcext:value-type="float">
            <text:p><text:s/>4,236,97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55623.11" calcext:value-type="float">
            <text:p><text:s/>155,62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1669.84" calcext:value-type="float">
            <text:p><text:s/>51,67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150.78" calcext:value-type="float">
            <text:p><text:s/>15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21083.5264" calcext:value-type="float">
            <text:p><text:s/>421,08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254.6464" calcext:value-type="float">
            <text:p><text:s/>2,25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83394.5064" calcext:value-type="float">
            <text:p><text:s/>783,39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88.3564" calcext:value-type="float">
            <text:p><text:s/>88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204.4412" calcext:value-type="float">
            <text:p><text:s/>25,20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7.8712" calcext:value-type="float">
            <text:p><text:s/>8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739.012" calcext:value-type="float">
            <text:p><text:s/>9,73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441.302" calcext:value-type="float">
            <text:p><text:s/>1,44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12273.4988" calcext:value-type="float">
            <text:p><text:s/>412,27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13.9788" calcext:value-type="float">
            <text:p><text:s/>31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654.482" calcext:value-type="float">
            <text:p><text:s/>5,65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39.452" calcext:value-type="float">
            <text:p><text:s/>1,03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79727.2352" calcext:value-type="float">
            <text:p><text:s/>479,72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45.0552" calcext:value-type="float">
            <text:p><text:s/>34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79727.2352" calcext:value-type="float">
            <text:p><text:s/>479,72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45.0552" calcext:value-type="float">
            <text:p><text:s/>34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479727.2352" calcext:value-type="float">
            <text:p>( 479,727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345.0552" calcext:value-type="float">
            <text:p>( 345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9930.1028" calcext:value-type="float">
            <text:p><text:s/>69,93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65.8528" calcext:value-type="float">
            <text:p><text:s/>86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9549.7464" calcext:value-type="float">
            <text:p><text:s/>99,55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65.0264" calcext:value-type="float">
            <text:p><text:s/>165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533493.7908" calcext:value-type="float">
            <text:p><text:s/>533,494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3898.4808" calcext:value-type="float">
            <text:p><text:s/>3,89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14645.0152" calcext:value-type="float">
            <text:p><text:s/>514,64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5797.8252" calcext:value-type="float">
            <text:p><text:s/>95,79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4737.774" calcext:value-type="float">
            <text:p><text:s/>44,73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9.654" calcext:value-type="float">
            <text:p><text:s/>7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69907.2412" calcext:value-type="float">
            <text:p><text:s/>469,90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5728.1712" calcext:value-type="float">
            <text:p><text:s/>95,72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82163.8868" calcext:value-type="float">
            <text:p>( 82,164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61641.6468" calcext:value-type="float">
            <text:p>( 61,642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style-name="ce47" office:value-type="float" office:value="187615.8052" calcext:value-type="float">
            <text:p>( 187,616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47" office:value-type="float" office:value="3077.6352" calcext:value-type="float">
            <text:p>( 3,078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130381.02336" calcext:value-type="float">
            <text:p><text:s/>130,381 <text:s/></text:p>
          </table:table-cell>
          <table:table-cell table:style-name="ce42" office:value-type="float" office:value="3813.5178648" calcext:value-type="float">
            <text:p><text:s/>3,814 <text:s/></text:p>
          </table:table-cell>
          <table:table-cell table:style-name="ce42" office:value-type="float" office:value="3089.804634" calcext:value-type="float">
            <text:p><text:s/>3,090 <text:s/></text:p>
          </table:table-cell>
          <table:table-cell table:style-name="ce42" office:value-type="float" office:value="481591.4692" calcext:value-type="float">
            <text:p><text:s/>481,59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353.7992" calcext:value-type="float">
            <text:p><text:s/>10,35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130381.02336" calcext:value-type="float">
            <text:p><text:s/>130,381 <text:s/></text:p>
          </table:table-cell>
          <table:table-cell table:style-name="ce42" office:value-type="float" office:value="3813.5178648" calcext:value-type="float">
            <text:p><text:s/>3,814 <text:s/></text:p>
          </table:table-cell>
          <table:table-cell table:style-name="ce42" office:value-type="float" office:value="3089.804634" calcext:value-type="float">
            <text:p><text:s/>3,090 <text:s/></text:p>
          </table:table-cell>
          <table:table-cell table:style-name="ce42" office:value-type="float" office:value="431211.2608" calcext:value-type="float">
            <text:p><text:s/>431,21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524.3808" calcext:value-type="float">
            <text:p><text:s/>9,52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0380.2084" calcext:value-type="float">
            <text:p><text:s/>50,38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29.4184" calcext:value-type="float">
            <text:p><text:s/>82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317.46" calcext:value-type="float">
            <text:p>( 317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8921.3452" calcext:value-type="float">
            <text:p><text:s/>88,92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015.7652" calcext:value-type="float">
            <text:p><text:s/>7,016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19502.0916" calcext:value-type="float">
            <text:p><text:s/>19,502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161.8116" calcext:value-type="float">
            <text:p><text:s/>16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2703.0184" calcext:value-type="float">
            <text:p><text:s/>62,70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384.1984" calcext:value-type="float">
            <text:p><text:s/>8,38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5532.08" calcext:value-type="float">
            <text:p><text:s/>35,53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794.93" calcext:value-type="float">
            <text:p><text:s/>1,79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8040.9184" calcext:value-type="float">
            <text:p><text:s/>48,04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0814.7584" calcext:value-type="float">
            <text:p><text:s/>20,81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26.42" calcext:value-type="float">
            <text:p><text:s/>1,72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2596.01" calcext:value-type="float">
            <text:p><text:s/>92,59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style-name="ce42" office:value-type="float" office:value="15.12" calcext:value-type="float">
            <text:p><text:s/>1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233454" calcext:value-type="float">
            <text:p><text:s/>4,233,45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9958.98" calcext:value-type="float">
            <text:p><text:s/>49,95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957227.46" calcext:value-type="float">
            <text:p><text:s/>3,957,22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style-name="ce42" office:value-type="float" office:value="15.12" calcext:value-type="float">
            <text:p><text:s/>1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8041.52" calcext:value-type="float">
            <text:p><text:s/>38,04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8226.04" calcext:value-type="float">
            <text:p><text:s/>188,22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03729.46" calcext:value-type="float">
            <text:p><text:s/>803,72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113.22" calcext:value-type="float">
            <text:p><text:s/>6,11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797616.24" calcext:value-type="float">
            <text:p><text:s/>797,616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160.86" calcext:value-type="float">
            <text:p><text:s/>16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90325.8328" calcext:value-type="float">
            <text:p><text:s/>990,32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669.5528" calcext:value-type="float">
            <text:p><text:s/>1,67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115.08" calcext:value-type="float">
            <text:p><text:s/>11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4544.3072" calcext:value-type="float">
            <text:p><text:s/>94,54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572.0372" calcext:value-type="float">
            <text:p><text:s/>1,57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300.61" calcext:value-type="float">
            <text:p><text:s/>5,30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573.06" calcext:value-type="float">
            <text:p><text:s/>24,57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882.64" calcext:value-type="float">
            <text:p><text:s/>14,88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716.24" calcext:value-type="float">
            <text:p><text:s/>9,71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9.66" calcext:value-type="float">
            <text:p><text:s/>1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39364.9728" calcext:value-type="float">
            <text:p><text:s/>739,36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8.9428" calcext:value-type="float">
            <text:p><text:s/>89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36.12" calcext:value-type="float">
            <text:p><text:s/>36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01944.0028" calcext:value-type="float">
            <text:p><text:s/>101,944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8.5728" calcext:value-type="float">
            <text:p><text:s/>9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4720.8" calcext:value-type="float">
            <text:p><text:s/>4,721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999931.392" calcext:value-type="float">
            <text:p><text:s/>999,931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999931.392" calcext:value-type="float">
            <text:p><text:s/>999,93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382160.78878799" calcext:value-type="float">
            <text:p><text:s/>3,382,16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382160.78878799" calcext:value-type="float">
            <text:p><text:s/>3,382,16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2276389.5375" calcext:value-type="float">
            <text:p>( 2,276,390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487593.56" calcext:value-type="float">
            <text:p><text:s/>7,487,59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487593.56" calcext:value-type="float">
            <text:p><text:s/>7,487,59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2.$A$1:.$AMJ$8" table:range-usable-as="repeat-column repeat-row"/>
        </table:named-expressions>
      </table:table>
      <table:table table:name="Page3" table:style-name="ta3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1" table:default-cell-style-name="ce14"/>
        <table:table-column table:style-name="co12" table:number-columns-repeated="8" table:default-cell-style-name="ce14"/>
        <table:table-column table:style-name="co6" table:default-cell-style-name="ce14"/>
        <table:table-column table:style-name="co2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5年(西元1986年)</text:p>
            </table:table-cell>
            <table:covered-table-cell table:number-columns-repeated="2" table:style-name="ce2"/>
            <table:table-cell table:style-name="ce53" table:number-columns-repeated="2"/>
            <table:table-cell table:style-name="ce36" table:number-columns-repeated="3"/>
            <table:table-cell table:style-name="ce49" table:number-columns-spanned="4" table:number-rows-spanned="1"/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9" calcext:value-type="float">
              <text:p>19</text:p>
            </table:table-cell>
            <table:table-cell table:style-name="ce37" office:value-type="float" office:value="20" calcext:value-type="float">
              <text:p>20</text:p>
            </table:table-cell>
            <table:table-cell table:style-name="ce37" office:value-type="float" office:value="21" calcext:value-type="float">
              <text:p>21</text:p>
            </table:table-cell>
            <table:table-cell table:style-name="ce37" office:value-type="float" office:value="22" calcext:value-type="float">
              <text:p>22</text:p>
            </table:table-cell>
            <table:table-cell table:style-name="ce37" office:value-type="float" office:value="23" calcext:value-type="float">
              <text:p>23</text:p>
            </table:table-cell>
            <table:table-cell table:style-name="ce37" office:value-type="float" office:value="24" calcext:value-type="float">
              <text:p>24</text:p>
            </table:table-cell>
            <table:table-cell table:style-name="ce37" office:value-type="float" office:value="25" calcext:value-type="float">
              <text:p>25</text:p>
            </table:table-cell>
            <table:table-cell table:style-name="ce37" office:value-type="float" office:value="26" calcext:value-type="float">
              <text:p>26</text:p>
            </table:table-cell>
            <table:table-cell table:style-name="ce37" office:value-type="float" office:value="27" calcext:value-type="float">
              <text:p>27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(丙烷混合氣)</text:p>
            </table:table-cell>
            <table:table-cell table:style-name="ce38" office:value-type="string" calcext:value-type="string">
              <text:p>天然汽油</text:p>
            </table:table-cell>
            <table:table-cell table:style-name="ce38" office:value-type="string" calcext:value-type="string">
              <text:p>石油腦</text:p>
            </table:table-cell>
            <table:table-cell table:style-name="ce38" office:value-type="string" calcext:value-type="string">
              <text:p>車用汽油</text:p>
            </table:table-cell>
            <table:table-cell table:style-name="ce38" office:value-type="string" calcext:value-type="string">
              <text:p>(無鉛汽油)</text:p>
            </table:table-cell>
            <table:table-cell table:style-name="ce38" office:value-type="string" calcext:value-type="string">
              <text:p>航空汽油</text:p>
            </table:table-cell>
            <table:table-cell table:number-columns-repeated="2" table:style-name="ce38" office:value-type="string" calcext:value-type="string">
              <text:p>航空燃油-</text:p>
            </table:table-cell>
            <table:table-cell table:style-name="ce38" office:value-type="string" calcext:value-type="string">
              <text:p>煤油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1"/>
            <table:table-cell table:style-name="ce38" table:number-columns-repeated="4"/>
            <table:table-cell table:style-name="ce51"/>
            <table:table-cell table:style-name="ce51" office:value-type="string" calcext:value-type="string">
              <text:p>汽油型</text:p>
            </table:table-cell>
            <table:table-cell table:style-name="ce51" office:value-type="string" calcext:value-type="string">
              <text:p>煤油型</text:p>
            </table:table-cell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(Propane Air)</text:p>
            </table:table-cell>
            <table:table-cell table:style-name="ce39" office:value-type="string" calcext:value-type="string">
              <text:p>Natural Gasoline</text:p>
            </table:table-cell>
            <table:table-cell table:style-name="ce39" office:value-type="string" calcext:value-type="string">
              <text:p>Naphthas</text:p>
            </table:table-cell>
            <table:table-cell table:style-name="ce39" office:value-type="string" calcext:value-type="string">
              <text:p>Motor Gasoline</text:p>
            </table:table-cell>
            <table:table-cell table:style-name="ce39" office:value-type="string" calcext:value-type="string">
              <text:p>(Unleaded</text:p>
            </table:table-cell>
            <table:table-cell table:style-name="ce52" office:value-type="string" calcext:value-type="string">
              <text:p>Aviation Gasoline</text:p>
            </table:table-cell>
            <table:table-cell table:number-columns-repeated="2" table:style-name="ce52" office:value-type="string" calcext:value-type="string">
              <text:p>Jet Fuel-</text:p>
            </table:table-cell>
            <table:table-cell table:style-name="ce39" office:value-type="string" calcext:value-type="string">
              <text:p>Kerosene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 table:number-columns-repeated="3"/>
            <table:table-cell table:style-name="ce52" office:value-type="string" calcext:value-type="string">
              <text:p>Gasoline)</text:p>
            </table:table-cell>
            <table:table-cell table:style-name="ce52"/>
            <table:table-cell table:style-name="ce52" office:value-type="string" calcext:value-type="string">
              <text:p>Gasoline Type</text:p>
            </table:table-cell>
            <table:table-cell table:style-name="ce52" office:value-type="string" calcext:value-type="string">
              <text:p>Kerosene Type</text:p>
            </table:table-cell>
            <table:table-cell table:style-name="ce52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28831.98" calcext:value-type="float">
            <text:p><text:s/>1,528,83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33779.2" calcext:value-type="float">
            <text:p><text:s/>33,779 <text:s/></text:p>
          </table:table-cell>
          <table:table-cell table:style-name="ce42" office:value-type="float" office:value="34" calcext:value-type="float">
            <text:p><text:s/>3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295695.52" calcext:value-type="float">
            <text:p><text:s/>295,69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-52572.417384" calcext:value-type="float">
            <text:p><text:s/>-52,572 <text:s/></text:p>
          </table:table-cell>
          <table:table-cell table:style-name="ce42" office:value-type="float" office:value="-1068.65" calcext:value-type="float">
            <text:p><text:s/>-1,069 <text:s/></text:p>
          </table:table-cell>
          <table:table-cell table:style-name="ce42" office:value-type="float" office:value="151966.5225" calcext:value-type="float">
            <text:p><text:s/>151,967 <text:s/></text:p>
          </table:table-cell>
          <table:table-cell table:style-name="ce42" office:value-type="float" office:value="-15358.8032" calcext:value-type="float">
            <text:p><text:s/>-15,35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603.5" calcext:value-type="float">
            <text:p><text:s/>4,604 <text:s/></text:p>
          </table:table-cell>
          <table:table-cell table:style-name="ce42" office:value-type="float" office:value="-6322.0266353185" calcext:value-type="float">
            <text:p><text:s/>-6,322 <text:s/></text:p>
          </table:table-cell>
          <table:table-cell table:style-name="ce42" office:value-type="float" office:value="-24721.9733646815" calcext:value-type="float">
            <text:p><text:s/>-24,722 <text:s/></text:p>
          </table:table-cell>
          <table:table-cell table:style-name="ce42" office:value-type="float" office:value="31251.95" calcext:value-type="float">
            <text:p><text:s/>31,252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52572.417384" calcext:value-type="float">
            <text:p><text:s/>52,572 <text:s/></text:p>
          </table:table-cell>
          <table:table-cell table:style-name="ce43" office:value-type="float" office:value="1068.65" calcext:value-type="float">
            <text:p><text:s/>1,069 <text:s/></text:p>
          </table:table-cell>
          <table:table-cell table:style-name="ce43" office:value-type="float" office:value="1376865.4575" calcext:value-type="float">
            <text:p><text:s/>1,376,865 <text:s/></text:p>
          </table:table-cell>
          <table:table-cell table:style-name="ce43" office:value-type="float" office:value="15358.8032" calcext:value-type="float">
            <text:p><text:s/>15,359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4603.5" calcext:value-type="float">
            <text:p><text:s/>-4,604 <text:s/></text:p>
          </table:table-cell>
          <table:table-cell table:style-name="ce43" office:value-type="float" office:value="6322.0266353185" calcext:value-type="float">
            <text:p><text:s/>6,322 <text:s/></text:p>
          </table:table-cell>
          <table:table-cell table:style-name="ce43" office:value-type="float" office:value="-304752.746635318" calcext:value-type="float">
            <text:p><text:s/>-304,753 <text:s/></text:p>
          </table:table-cell>
          <table:table-cell table:style-name="ce43" office:value-type="float" office:value="-31285.95" calcext:value-type="float">
            <text:p><text:s/>-31,28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83298.32" calcext:value-type="float">
            <text:p><text:s/>1,083,298 <text:s/></text:p>
          </table:table-cell>
          <table:table-cell table:style-name="ce42" office:value-type="float" office:value="121005.3" calcext:value-type="float">
            <text:p><text:s/>121,00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6" calcext:value-type="float">
            <text:p><text:s/>186 <text:s/></text:p>
          </table:table-cell>
          <table:table-cell table:style-name="ce42" office:value-type="float" office:value="606.863586113062" calcext:value-type="float">
            <text:p><text:s/>607 <text:s/></text:p>
          </table:table-cell>
          <table:table-cell table:style-name="ce42" office:value-type="float" office:value="1736.33641388694" calcext:value-type="float">
            <text:p><text:s/>1,736 <text:s/></text:p>
          </table:table-cell>
          <table:table-cell table:style-name="ce42" office:value-type="float" office:value="19964.8" calcext:value-type="float">
            <text:p><text:s/>19,965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896.83" calcext:value-type="float">
            <text:p><text:s/>12,89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896.83" calcext:value-type="float">
            <text:p><text:s/>12,89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784.58" calcext:value-type="float">
            <text:p><text:s/>13,785 <text:s/></text:p>
          </table:table-cell>
          <table:table-cell table:style-name="ce42" office:value-type="float" office:value="1983139.86" calcext:value-type="float">
            <text:p><text:s/>1,983,140 <text:s/></text:p>
          </table:table-cell>
          <table:table-cell table:style-name="ce42" office:value-type="float" office:value="2471086.9768" calcext:value-type="float">
            <text:p><text:s/>2,471,08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1851" calcext:value-type="float">
            <text:p><text:s/>31,851 <text:s/></text:p>
          </table:table-cell>
          <table:table-cell table:style-name="ce42" office:value-type="float" office:value="133444.789910795" calcext:value-type="float">
            <text:p><text:s/>133,445 <text:s/></text:p>
          </table:table-cell>
          <table:table-cell table:style-name="ce42" office:value-type="float" office:value="422847.210089205" calcext:value-type="float">
            <text:p><text:s/>422,847 <text:s/></text:p>
          </table:table-cell>
          <table:table-cell table:style-name="ce42" office:value-type="float" office:value="160448.55" calcext:value-type="float">
            <text:p><text:s/>160,44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784.58" calcext:value-type="float">
            <text:p><text:s/>13,785 <text:s/></text:p>
          </table:table-cell>
          <table:table-cell table:style-name="ce42" office:value-type="float" office:value="1983139.86" calcext:value-type="float">
            <text:p><text:s/>1,983,140 <text:s/></text:p>
          </table:table-cell>
          <table:table-cell table:style-name="ce42" office:value-type="float" office:value="97259.7184" calcext:value-type="float">
            <text:p><text:s/>97,26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1851" calcext:value-type="float">
            <text:p><text:s/>31,851 <text:s/></text:p>
          </table:table-cell>
          <table:table-cell table:style-name="ce42" office:value-type="float" office:value="133444.789910795" calcext:value-type="float">
            <text:p><text:s/>133,445 <text:s/></text:p>
          </table:table-cell>
          <table:table-cell table:style-name="ce42" office:value-type="float" office:value="422847.210089205" calcext:value-type="float">
            <text:p><text:s/>422,847 <text:s/></text:p>
          </table:table-cell>
          <table:table-cell table:style-name="ce42" office:value-type="float" office:value="160448.55" calcext:value-type="float">
            <text:p><text:s/>160,449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373827.2584" calcext:value-type="float">
            <text:p><text:s/>2,373,827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56.4" calcext:value-type="float">
            <text:p><text:s/>1,95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614.28" calcext:value-type="float">
            <text:p><text:s/>9,61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0.75" calcext:value-type="float">
            <text:p><text:s/>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2.4" calcext:value-type="float">
            <text:p><text:s/>82 <text:s/></text:p>
          </table:table-cell>
          <table:table-cell table:style-name="ce42" office:value-type="float" office:value="148.75" calcext:value-type="float">
            <text:p><text:s/>14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.94" calcext:value-type="float">
            <text:p><text:s/>1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7.3" calcext:value-type="float">
            <text:p><text:s/>2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7.1" calcext:value-type="float">
            <text:p><text:s/>10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56.4" calcext:value-type="float">
            <text:p><text:s/>1,95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711.2" calcext:value-type="float">
            <text:p><text:s/>4,71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0.75" calcext:value-type="float">
            <text:p><text:s/>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2.4" calcext:value-type="float">
            <text:p><text:s/>82 <text:s/></text:p>
          </table:table-cell>
          <table:table-cell table:style-name="ce42" office:value-type="float" office:value="34.85" calcext:value-type="float">
            <text:p><text:s/>3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712.76" calcext:value-type="float">
            <text:p><text:s/>4,71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.8" calcext:value-type="float">
            <text:p><text:s/>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45.08" calcext:value-type="float">
            <text:p><text:s/>145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52572.417384" calcext:value-type="float">
            <text:p><text:s/>52,572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276706.9975" calcext:value-type="float">
            <text:p><text:s/>2,276,707 <text:s/></text:p>
          </table:table-cell>
          <table:table-cell table:style-name="ce44" office:value-type="float" office:value="2355826.2" calcext:value-type="float">
            <text:p><text:s/>2,355,826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7060.75" calcext:value-type="float">
            <text:p><text:s/>27,061 <text:s/></text:p>
          </table:table-cell>
          <table:table-cell table:style-name="ce44" office:value-type="float" office:value="139159.95296" calcext:value-type="float">
            <text:p><text:s/>139,160 <text:s/></text:p>
          </table:table-cell>
          <table:table-cell table:style-name="ce44" office:value-type="float" office:value="116275.72704" calcext:value-type="float">
            <text:p><text:s/>116,276 <text:s/></text:p>
          </table:table-cell>
          <table:table-cell table:style-name="ce44" office:value-type="float" office:value="109049.05" calcext:value-type="float">
            <text:p><text:s/>109,049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52572.417384" calcext:value-type="float">
            <text:p><text:s/>52,572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17.46" calcext:value-type="float">
            <text:p><text:s/>317 <text:s/></text:p>
          </table:table-cell>
          <table:table-cell table:style-name="ce44" office:value-type="float" office:value="2355826.2" calcext:value-type="float">
            <text:p><text:s/>2,355,826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7060.75" calcext:value-type="float">
            <text:p><text:s/>27,061 <text:s/></text:p>
          </table:table-cell>
          <table:table-cell table:style-name="ce44" office:value-type="float" office:value="139159.95296" calcext:value-type="float">
            <text:p><text:s/>139,160 <text:s/></text:p>
          </table:table-cell>
          <table:table-cell table:style-name="ce44" office:value-type="float" office:value="116275.72704" calcext:value-type="float">
            <text:p><text:s/>116,276 <text:s/></text:p>
          </table:table-cell>
          <table:table-cell table:style-name="ce44" office:value-type="float" office:value="109049.05" calcext:value-type="float">
            <text:p><text:s/>109,04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50121.203824" calcext:value-type="float">
            <text:p><text:s/>50,12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17.46" calcext:value-type="float">
            <text:p><text:s/>317 <text:s/></text:p>
          </table:table-cell>
          <table:table-cell table:style-name="ce42" office:value-type="float" office:value="20418.06" calcext:value-type="float">
            <text:p><text:s/>20,41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935.2" calcext:value-type="float">
            <text:p><text:s/>8,93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1.88" calcext:value-type="float">
            <text:p><text:s/>19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142.065584" calcext:value-type="float">
            <text:p><text:s/>14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74" calcext:value-type="float">
            <text:p><text:s/>2,57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96.8" calcext:value-type="float">
            <text:p><text:s/>1,19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52.06" calcext:value-type="float">
            <text:p><text:s/>1,15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5.65" calcext:value-type="float">
            <text:p><text:s/>7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9.62" calcext:value-type="float">
            <text:p><text:s/>14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2.95" calcext:value-type="float">
            <text:p><text:s/>2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9.12" calcext:value-type="float">
            <text:p><text:s/>15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2.75" calcext:value-type="float">
            <text:p><text:s/>1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58.16" calcext:value-type="float">
            <text:p><text:s/>75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22.4" calcext:value-type="float">
            <text:p><text:s/>12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5.94" calcext:value-type="float">
            <text:p><text:s/>9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1.45" calcext:value-type="float">
            <text:p><text:s/>3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85" calcext:value-type="float">
            <text:p><text:s/>58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30.9" calcext:value-type="float">
            <text:p><text:s/>13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85" calcext:value-type="float">
            <text:p><text:s/>58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30.9" calcext:value-type="float">
            <text:p><text:s/>13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585" calcext:value-type="float">
            <text:p>( 585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130.9" calcext:value-type="float">
            <text:p>( 131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24.32" calcext:value-type="float">
            <text:p><text:s/>42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57.25" calcext:value-type="float">
            <text:p><text:s/>15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60.36" calcext:value-type="float">
            <text:p><text:s/>36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.8" calcext:value-type="float">
            <text:p><text:s/>7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1489.8" calcext:value-type="float">
            <text:p><text:s/>1,490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2.55" calcext:value-type="float">
            <text:p><text:s/>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46269.130448" calcext:value-type="float">
            <text:p><text:s/>46,26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48.62" calcext:value-type="float">
            <text:p><text:s/>1,34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9.65" calcext:value-type="float">
            <text:p><text:s/>11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65.210432" calcext:value-type="float">
            <text:p><text:s/>6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55.52" calcext:value-type="float">
            <text:p><text:s/>45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46203.920016" calcext:value-type="float">
            <text:p><text:s/>46,20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93.1" calcext:value-type="float">
            <text:p><text:s/>89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9.65" calcext:value-type="float">
            <text:p><text:s/>11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44065.949424" calcext:value-type="float">
            <text:p>( 44,066 <text:s/>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787.02" calcext:value-type="float">
            <text:p>( 787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1.7" calcext:value-type="float">
            <text:p>( 2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603.196496" calcext:value-type="float">
            <text:p>( 603 <text:s/>)</text:p>
          </table:table-cell>
          <table:table-cell table:number-columns-repeated="2" table:style-name="ce47" office:value-type="float" office:value="0" calcext:value-type="float">
            <text:p/>
          </table:table-cell>
          <table:table-cell table:style-name="ce47" office:value-type="float" office:value="37.44" calcext:value-type="float">
            <text:p>( 37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47" office:value-type="float" office:value="89.25" calcext:value-type="float">
            <text:p>( 89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17.46" calcext:value-type="float">
            <text:p><text:s/>317 <text:s/></text:p>
          </table:table-cell>
          <table:table-cell table:style-name="ce42" office:value-type="float" office:value="794.82" calcext:value-type="float">
            <text:p><text:s/>79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401.35" calcext:value-type="float">
            <text:p><text:s/>6,40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14.64" calcext:value-type="float">
            <text:p><text:s/>61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347.8" calcext:value-type="float">
            <text:p><text:s/>6,34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17.46" calcext:value-type="float">
            <text:p><text:s/>317 <text:s/></text:p>
          </table:table-cell>
          <table:table-cell table:style-name="ce42" office:value-type="float" office:value="180.18" calcext:value-type="float">
            <text:p><text:s/>18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3.55" calcext:value-type="float">
            <text:p><text:s/>5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317.46" calcext:value-type="float">
            <text:p>( 317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72.197264" calcext:value-type="float">
            <text:p><text:s/>7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74.86" calcext:value-type="float">
            <text:p><text:s/>57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04.6" calcext:value-type="float">
            <text:p><text:s/>405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23.28944" calcext:value-type="float">
            <text:p><text:s/>23 <text:s/>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616.98" calcext:value-type="float">
            <text:p><text:s/>617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8.5" calcext:value-type="float">
            <text:p><text:s/>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3614.521088" calcext:value-type="float">
            <text:p><text:s/>3,61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15.36" calcext:value-type="float">
            <text:p><text:s/>2,11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20.7" calcext:value-type="float">
            <text:p><text:s/>12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376.62" calcext:value-type="float">
            <text:p><text:s/>3,37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5.45" calcext:value-type="float">
            <text:p><text:s/>6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4.5" calcext:value-type="float">
            <text:p><text:s/>21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9.5" calcext:value-type="float">
            <text:p><text:s/>6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97.3" calcext:value-type="float">
            <text:p><text:s/>1,19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48.74" calcext:value-type="float">
            <text:p><text:s/>2,24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.95" calcext:value-type="float">
            <text:p><text:s/>6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28587.14" calcext:value-type="float">
            <text:p><text:s/>2,228,58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22.5" calcext:value-type="float">
            <text:p><text:s/>1,82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8136.48" calcext:value-type="float">
            <text:p><text:s/>48,13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22.5" calcext:value-type="float">
            <text:p><text:s/>1,82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8136.48" calcext:value-type="float">
            <text:p><text:s/>48,13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28587.14" calcext:value-type="float">
            <text:p><text:s/>2,228,58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27.58" calcext:value-type="float">
            <text:p><text:s/>82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4.6" calcext:value-type="float">
            <text:p><text:s/>6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13.54" calcext:value-type="float">
            <text:p><text:s/>81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4.6" calcext:value-type="float">
            <text:p><text:s/>65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4.04" calcext:value-type="float">
            <text:p><text:s/>14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1814.247376" calcext:value-type="float">
            <text:p><text:s/>1,81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5993.42" calcext:value-type="float">
            <text:p><text:s/>105,99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238.25" calcext:value-type="float">
            <text:p><text:s/>25,238 <text:s/></text:p>
          </table:table-cell>
          <table:table-cell table:style-name="ce42" office:value-type="float" office:value="139159.95296" calcext:value-type="float">
            <text:p><text:s/>139,160 <text:s/></text:p>
          </table:table-cell>
          <table:table-cell table:style-name="ce42" office:value-type="float" office:value="68139.24704" calcext:value-type="float">
            <text:p><text:s/>68,139 <text:s/></text:p>
          </table:table-cell>
          <table:table-cell table:style-name="ce42" office:value-type="float" office:value="100049.25" calcext:value-type="float">
            <text:p><text:s/>100,04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1708.280424" calcext:value-type="float">
            <text:p><text:s/>1,70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40778.75" calcext:value-type="float">
            <text:p><text:s/>40,77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92.65" calcext:value-type="float">
            <text:p><text:s/>9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62.7" calcext:value-type="float">
            <text:p><text:s/>36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821.8" calcext:value-type="float">
            <text:p><text:s/>8,82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.4" calcext:value-type="float">
            <text:p><text:s/>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557.58" calcext:value-type="float">
            <text:p><text:s/>3,55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.7" calcext:value-type="float">
            <text:p><text:s/>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96.651176" calcext:value-type="float">
            <text:p><text:s/>9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0710.5" calcext:value-type="float">
            <text:p><text:s/>80,71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238.25" calcext:value-type="float">
            <text:p><text:s/>25,238 <text:s/></text:p>
          </table:table-cell>
          <table:table-cell table:style-name="ce42" office:value-type="float" office:value="139159.95296" calcext:value-type="float">
            <text:p><text:s/>139,160 <text:s/></text:p>
          </table:table-cell>
          <table:table-cell table:style-name="ce42" office:value-type="float" office:value="68139.24704" calcext:value-type="float">
            <text:p><text:s/>68,139 <text:s/></text:p>
          </table:table-cell>
          <table:table-cell table:style-name="ce42" office:value-type="float" office:value="55695.4" calcext:value-type="float">
            <text:p><text:s/>55,695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9.315776" calcext:value-type="float">
            <text:p><text:s/>9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2540.84" calcext:value-type="float">
            <text:p><text:s/>12,541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3477.35" calcext:value-type="float">
            <text:p><text:s/>3,477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636.966184" calcext:value-type="float">
            <text:p><text:s/>637 <text:s/></text:p>
          </table:table-cell>
          <table:table-cell table:number-columns-repeated="8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76389.5375" calcext:value-type="float">
            <text:p><text:s/>2,276,39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76389.5375" calcext:value-type="float">
            <text:p><text:s/>2,276,39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276389.5375" calcext:value-type="float">
            <text:p>( 2,276,390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7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3.$A$1:.$AMJ$8" table:range-usable-as="repeat-column repeat-row"/>
        </table:named-expressions>
      </table:table>
      <table:table table:name="Page4" table:style-name="ta4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8" table:default-cell-style-name="ce14"/>
        <table:table-column table:style-name="co4" table:default-cell-style-name="ce14"/>
        <table:table-column table:style-name="co6" table:default-cell-style-name="ce13"/>
        <table:table-column table:style-name="co13" table:default-cell-style-name="ce13"/>
        <table:table-column table:style-name="co8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5年(西元1986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36" table:number-columns-repeated="2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28" calcext:value-type="float">
              <text:p>28</text:p>
            </table:table-cell>
            <table:table-cell table:style-name="ce37" office:value-type="float" office:value="29" calcext:value-type="float">
              <text:p>29</text:p>
            </table:table-cell>
            <table:table-cell table:style-name="ce37" office:value-type="float" office:value="30" calcext:value-type="float">
              <text:p>30</text:p>
            </table:table-cell>
            <table:table-cell table:style-name="ce37" office:value-type="float" office:value="31" calcext:value-type="float">
              <text:p>31</text:p>
            </table:table-cell>
            <table:table-cell table:style-name="ce37" office:value-type="float" office:value="32" calcext:value-type="float">
              <text:p>32</text:p>
            </table:table-cell>
            <table:table-cell table:style-name="ce37" office:value-type="float" office:value="33" calcext:value-type="float">
              <text:p>33</text:p>
            </table:table-cell>
            <table:table-cell table:style-name="ce37" office:value-type="float" office:value="34" calcext:value-type="float">
              <text:p>34</text:p>
            </table:table-cell>
            <table:table-cell table:style-name="ce37" office:value-type="float" office:value="35" calcext:value-type="float">
              <text:p>35</text:p>
            </table:table-cell>
            <table:table-cell table:style-name="ce37" office:value-type="float" office:value="36" calcext:value-type="float">
              <text:p>36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柴油</text:p>
            </table:table-cell>
            <table:table-cell table:style-name="ce38" office:value-type="string" calcext:value-type="string">
              <text:p>燃料油</text:p>
            </table:table-cell>
            <table:table-cell table:style-name="ce38" office:value-type="string" calcext:value-type="string">
              <text:p>白精油</text:p>
            </table:table-cell>
            <table:table-cell table:style-name="ce38" office:value-type="string" calcext:value-type="string">
              <text:p>潤滑油</text:p>
            </table:table-cell>
            <table:table-cell table:style-name="ce38" office:value-type="string" calcext:value-type="string">
              <text:p>柏油</text:p>
            </table:table-cell>
            <table:table-cell table:style-name="ce38" office:value-type="string" calcext:value-type="string">
              <text:p>溶劑油</text:p>
            </table:table-cell>
            <table:table-cell table:style-name="ce38" office:value-type="string" calcext:value-type="string">
              <text:p>石蠟</text:p>
            </table:table-cell>
            <table:table-cell table:style-name="ce38" office:value-type="string" calcext:value-type="string">
              <text:p>石油焦</text:p>
            </table:table-cell>
            <table:table-cell table:style-name="ce38" office:value-type="string" calcext:value-type="string">
              <text:p>其他石油產品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Diesel Oil</text:p>
            </table:table-cell>
            <table:table-cell table:style-name="ce39" office:value-type="string" calcext:value-type="string">
              <text:p>Fuel Oil</text:p>
            </table:table-cell>
            <table:table-cell table:style-name="ce39" office:value-type="string" calcext:value-type="string">
              <text:p>White Spirits</text:p>
            </table:table-cell>
            <table:table-cell table:style-name="ce39" office:value-type="string" calcext:value-type="string">
              <text:p>Lubricants</text:p>
            </table:table-cell>
            <table:table-cell table:style-name="ce39" office:value-type="string" calcext:value-type="string">
              <text:p>Asphalts</text:p>
            </table:table-cell>
            <table:table-cell table:style-name="ce39" office:value-type="string" calcext:value-type="string">
              <text:p>Solvents</text:p>
            </table:table-cell>
            <table:table-cell table:style-name="ce39" office:value-type="string" calcext:value-type="string">
              <text:p>Paraffin Waxes</text:p>
            </table:table-cell>
            <table:table-cell table:style-name="ce39" office:value-type="string" calcext:value-type="string">
              <text:p>Petroleum Coke</text:p>
            </table:table-cell>
            <table:table-cell table:style-name="ce39" office:value-type="string" calcext:value-type="string">
              <text:p>Other Petroleum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table:number-columns-repeated="8"/>
            <table:table-cell table:style-name="ce52" office:value-type="string" calcext:value-type="string">
              <text:p>Products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09853.08" calcext:value-type="float">
            <text:p><text:s/>1,409,85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4367.68" calcext:value-type="float">
            <text:p><text:s/>84,36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62.48" calcext:value-type="float">
            <text:p><text:s/>62 <text:s/></text:p>
          </table:table-cell>
          <table:table-cell table:style-name="ce42" office:value-type="float" office:value="709218.8" calcext:value-type="float">
            <text:p><text:s/>709,21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2683.194930693" calcext:value-type="float">
            <text:p><text:s/>102,683 <text:s/></text:p>
          </table:table-cell>
          <table:table-cell table:style-name="ce42" office:value-type="float" office:value="204562" calcext:value-type="float">
            <text:p><text:s/>204,56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7164.869565217" calcext:value-type="float">
            <text:p><text:s/>147,16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style-name="ce42" office:value-type="float" office:value="66331.76" calcext:value-type="float">
            <text:p><text:s/>66,332 <text:s/></text:p>
          </table:table-cell>
          <table:table-cell table:style-name="ce42" office:value-type="float" office:value="758256.64" calcext:value-type="float">
            <text:p><text:s/>758,25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064.96" calcext:value-type="float">
            <text:p><text:s/>2,06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-239829.04" calcext:value-type="float">
            <text:p><text:s/>-239,829 <text:s/></text:p>
          </table:table-cell>
          <table:table-cell table:style-name="ce42" office:value-type="float" office:value="-76887.3723076924" calcext:value-type="float">
            <text:p><text:s/>-76,88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9799.641980198" calcext:value-type="float">
            <text:p><text:s/>39,800 <text:s/></text:p>
          </table:table-cell>
          <table:table-cell table:style-name="ce42" office:value-type="float" office:value="-1494" calcext:value-type="float">
            <text:p><text:s/>-1,494 <text:s/></text:p>
          </table:table-cell>
          <table:table-cell table:style-name="ce42" office:value-type="float" office:value="-1988.68" calcext:value-type="float">
            <text:p><text:s/>-1,98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3171.56" calcext:value-type="float">
            <text:p><text:s/>103,172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73434.8" calcext:value-type="float">
            <text:p><text:s/>173,435 <text:s/></text:p>
          </table:table-cell>
          <table:table-cell table:style-name="ce43" office:value-type="float" office:value="19265.0123076924" calcext:value-type="float">
            <text:p><text:s/>19,265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60180.1169108911" calcext:value-type="float">
            <text:p><text:s/>-60,180 <text:s/></text:p>
          </table:table-cell>
          <table:table-cell table:style-name="ce43" office:value-type="float" office:value="-203068" calcext:value-type="float">
            <text:p><text:s/>-203,068 <text:s/></text:p>
          </table:table-cell>
          <table:table-cell table:style-name="ce43" office:value-type="float" office:value="1988.68" calcext:value-type="float">
            <text:p><text:s/>1,989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250336.429565217" calcext:value-type="float">
            <text:p><text:s/>-250,33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12825.12" calcext:value-type="float">
            <text:p><text:s/>12,825 <text:s/></text:p>
          </table:table-cell>
          <table:table-cell table:style-name="ce42" office:value-type="float" office:value="1347917.05230769" calcext:value-type="float">
            <text:p><text:s/>1,347,91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211.04" calcext:value-type="float">
            <text:p><text:s/>7,21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2405.95" calcext:value-type="float">
            <text:p><text:s/>52,406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5398.24" calcext:value-type="float">
            <text:p><text:s/>15,398 <text:s/></text:p>
          </table:table-cell>
          <table:table-cell table:style-name="ce42" office:value-type="float" office:value="1656680.8" calcext:value-type="float">
            <text:p><text:s/>1,656,68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5398.24" calcext:value-type="float">
            <text:p><text:s/>15,398 <text:s/></text:p>
          </table:table-cell>
          <table:table-cell table:style-name="ce42" office:value-type="float" office:value="1656680.8" calcext:value-type="float">
            <text:p><text:s/>1,656,68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2725196.32" calcext:value-type="float">
            <text:p><text:s/>2,725,196 <text:s/></text:p>
          </table:table-cell>
          <table:table-cell table:style-name="ce42" office:value-type="float" office:value="8489794.04" calcext:value-type="float">
            <text:p><text:s/>8,489,79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8102.336633663" calcext:value-type="float">
            <text:p><text:s/>268,102 <text:s/></text:p>
          </table:table-cell>
          <table:table-cell table:style-name="ce42" office:value-type="float" office:value="553956" calcext:value-type="float">
            <text:p><text:s/>553,956 <text:s/></text:p>
          </table:table-cell>
          <table:table-cell table:style-name="ce42" office:value-type="float" office:value="33734.52" calcext:value-type="float">
            <text:p><text:s/>33,73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21191.251130435" calcext:value-type="float">
            <text:p><text:s/>821,19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2674680.0752" calcext:value-type="float">
            <text:p><text:s/>2,674,680 <text:s/></text:p>
          </table:table-cell>
          <table:table-cell table:style-name="ce42" office:value-type="float" office:value="8489794.04" calcext:value-type="float">
            <text:p><text:s/>8,489,79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8102.336633663" calcext:value-type="float">
            <text:p><text:s/>268,102 <text:s/></text:p>
          </table:table-cell>
          <table:table-cell table:style-name="ce42" office:value-type="float" office:value="553956" calcext:value-type="float">
            <text:p><text:s/>553,956 <text:s/></text:p>
          </table:table-cell>
          <table:table-cell table:style-name="ce42" office:value-type="float" office:value="33734.52" calcext:value-type="float">
            <text:p><text:s/>33,73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57707.521530435" calcext:value-type="float">
            <text:p><text:s/>757,708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50516.2448" calcext:value-type="float">
            <text:p><text:s/>50,516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43" office:value-type="float" office:value="63483.7296" calcext:value-type="float">
            <text:p><text:s/>63,48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30595.84" calcext:value-type="float">
            <text:p><text:s/>30,596 <text:s/></text:p>
          </table:table-cell>
          <table:table-cell table:style-name="ce42" office:value-type="float" office:value="984767.08" calcext:value-type="float">
            <text:p><text:s/>984,76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style-name="ce42" office:value-type="float" office:value="175.12" calcext:value-type="float">
            <text:p><text:s/>175 <text:s/></text:p>
          </table:table-cell>
          <table:table-cell table:style-name="ce42" office:value-type="float" office:value="80.96" calcext:value-type="float">
            <text:p><text:s/>8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1400.96" calcext:value-type="float">
            <text:p><text:s/>1,401 <text:s/></text:p>
          </table:table-cell>
          <table:table-cell table:style-name="ce42" office:value-type="float" office:value="95889.76" calcext:value-type="float">
            <text:p><text:s/>95,89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28762.8" calcext:value-type="float">
            <text:p><text:s/>28,763 <text:s/></text:p>
          </table:table-cell>
          <table:table-cell table:style-name="ce42" office:value-type="float" office:value="888796.36" calcext:value-type="float">
            <text:p><text:s/>888,79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style-name="ce43" office:value-type="float" office:value="256.96" calcext:value-type="float">
            <text:p><text:s/>257 <text:s/></text:p>
          </table:table-cell>
          <table:table-cell table:number-columns-repeated="8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2839811.92" calcext:value-type="float">
            <text:p><text:s/>2,839,812 <text:s/></text:p>
          </table:table-cell>
          <table:table-cell table:style-name="ce44" office:value-type="float" office:value="4519694.12" calcext:value-type="float">
            <text:p><text:s/>4,519,694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07922.219722772" calcext:value-type="float">
            <text:p><text:s/>207,922 <text:s/></text:p>
          </table:table-cell>
          <table:table-cell table:style-name="ce44" office:value-type="float" office:value="350888" calcext:value-type="float">
            <text:p><text:s/>350,888 <text:s/></text:p>
          </table:table-cell>
          <table:table-cell table:style-name="ce44" office:value-type="float" office:value="28512.16" calcext:value-type="float">
            <text:p><text:s/>28,512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518448.871565217" calcext:value-type="float">
            <text:p><text:s/>518,449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2839811.92" calcext:value-type="float">
            <text:p><text:s/>2,839,812 <text:s/></text:p>
          </table:table-cell>
          <table:table-cell table:style-name="ce44" office:value-type="float" office:value="4519694.12" calcext:value-type="float">
            <text:p><text:s/>4,519,694 <text:s/></text:p>
          </table:table-cell>
          <table:table-cell table:number-columns-repeated="7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210999.36" calcext:value-type="float">
            <text:p><text:s/>210,999 <text:s/></text:p>
          </table:table-cell>
          <table:table-cell table:style-name="ce42" office:value-type="float" office:value="3840685.36" calcext:value-type="float">
            <text:p><text:s/>3,840,68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style-name="ce42" office:value-type="float" office:value="27560.72" calcext:value-type="float">
            <text:p><text:s/>27,561 <text:s/></text:p>
          </table:table-cell>
          <table:table-cell table:style-name="ce42" office:value-type="float" office:value="23917.24" calcext:value-type="float">
            <text:p><text:s/>23,91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23800.48" calcext:value-type="float">
            <text:p><text:s/>23,800 <text:s/></text:p>
          </table:table-cell>
          <table:table-cell table:style-name="ce42" office:value-type="float" office:value="391257.6" calcext:value-type="float">
            <text:p><text:s/>391,25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10328.56" calcext:value-type="float">
            <text:p><text:s/>10,329 <text:s/></text:p>
          </table:table-cell>
          <table:table-cell table:style-name="ce42" office:value-type="float" office:value="770949.88" calcext:value-type="float">
            <text:p><text:s/>770,95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325.6" calcext:value-type="float">
            <text:p><text:s/>326 <text:s/></text:p>
          </table:table-cell>
          <table:table-cell table:style-name="ce42" office:value-type="float" office:value="24628.4" calcext:value-type="float">
            <text:p><text:s/>24,62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2055.68" calcext:value-type="float">
            <text:p><text:s/>2,056 <text:s/></text:p>
          </table:table-cell>
          <table:table-cell table:style-name="ce42" office:value-type="float" office:value="6070.16" calcext:value-type="float">
            <text:p><text:s/>6,07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5910.96" calcext:value-type="float">
            <text:p><text:s/>5,911 <text:s/></text:p>
          </table:table-cell>
          <table:table-cell table:style-name="ce42" office:value-type="float" office:value="405168" calcext:value-type="float">
            <text:p><text:s/>405,16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630.08" calcext:value-type="float">
            <text:p><text:s/>630 <text:s/></text:p>
          </table:table-cell>
          <table:table-cell table:style-name="ce42" office:value-type="float" office:value="3857.56" calcext:value-type="float">
            <text:p><text:s/>3,85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6245.36" calcext:value-type="float">
            <text:p><text:s/>6,245 <text:s/></text:p>
          </table:table-cell>
          <table:table-cell table:style-name="ce42" office:value-type="float" office:value="472420.92" calcext:value-type="float">
            <text:p><text:s/>472,42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6245.36" calcext:value-type="float">
            <text:p><text:s/>6,245 <text:s/></text:p>
          </table:table-cell>
          <table:table-cell table:style-name="ce42" office:value-type="float" office:value="472420.92" calcext:value-type="float">
            <text:p><text:s/>472,42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6245.36" calcext:value-type="float">
            <text:p>( 6,245 <text:s/>)</text:p>
          </table:table-cell>
          <table:table-cell table:style-name="ce45" office:value-type="float" office:value="472420.92" calcext:value-type="float">
            <text:p>( 472,421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1928.96" calcext:value-type="float">
            <text:p><text:s/>1,929 <text:s/></text:p>
          </table:table-cell>
          <table:table-cell table:style-name="ce42" office:value-type="float" office:value="66553.72" calcext:value-type="float">
            <text:p><text:s/>66,55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793.76" calcext:value-type="float">
            <text:p><text:s/>794 <text:s/></text:p>
          </table:table-cell>
          <table:table-cell table:style-name="ce42" office:value-type="float" office:value="98223.8" calcext:value-type="float">
            <text:p><text:s/>98,22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9918.48" calcext:value-type="float">
            <text:p><text:s/>9,918 <text:s/></text:p>
          </table:table-cell>
          <table:table-cell table:style-name="ce46" office:value-type="float" office:value="518184.48" calcext:value-type="float">
            <text:p><text:s/>518,184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25065.04" calcext:value-type="float">
            <text:p><text:s/>25,065 <text:s/></text:p>
          </table:table-cell>
          <table:table-cell table:style-name="ce42" office:value-type="float" office:value="392323.88" calcext:value-type="float">
            <text:p><text:s/>392,32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2889.36" calcext:value-type="float">
            <text:p><text:s/>12,889 <text:s/></text:p>
          </table:table-cell>
          <table:table-cell table:style-name="ce42" office:value-type="float" office:value="31323.24" calcext:value-type="float">
            <text:p><text:s/>31,32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12175.68" calcext:value-type="float">
            <text:p><text:s/>12,176 <text:s/></text:p>
          </table:table-cell>
          <table:table-cell table:style-name="ce42" office:value-type="float" office:value="361000.64" calcext:value-type="float">
            <text:p><text:s/>361,00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2236.96" calcext:value-type="float">
            <text:p>( 2,237 <text:s/>)</text:p>
          </table:table-cell>
          <table:table-cell table:style-name="ce45" office:value-type="float" office:value="17496.56" calcext:value-type="float">
            <text:p>( 17,497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2585.44" calcext:value-type="float">
            <text:p>( 2,585 <text:s/>)</text:p>
          </table:table-cell>
          <table:table-cell table:style-name="ce47" office:value-type="float" office:value="181826.04" calcext:value-type="float">
            <text:p>( 181,826 <text:s/>)</text:p>
          </table:table-cell>
          <table:table-cell table:number-columns-repeated="7" table:style-name="ce47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19331.84" calcext:value-type="float">
            <text:p><text:s/>19,332 <text:s/></text:p>
          </table:table-cell>
          <table:table-cell table:style-name="ce42" office:value-type="float" office:value="444392.2" calcext:value-type="float">
            <text:p><text:s/>444,39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17013.04" calcext:value-type="float">
            <text:p><text:s/>17,013 <text:s/></text:p>
          </table:table-cell>
          <table:table-cell table:style-name="ce42" office:value-type="float" office:value="397711.4" calcext:value-type="float">
            <text:p><text:s/>397,71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2318.8" calcext:value-type="float">
            <text:p><text:s/>2,319 <text:s/></text:p>
          </table:table-cell>
          <table:table-cell table:style-name="ce42" office:value-type="float" office:value="46680.8" calcext:value-type="float">
            <text:p><text:s/>46,68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4631.44" calcext:value-type="float">
            <text:p><text:s/>4,631 <text:s/></text:p>
          </table:table-cell>
          <table:table-cell table:style-name="ce42" office:value-type="float" office:value="76294.68" calcext:value-type="float">
            <text:p><text:s/>76,29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3902.8" calcext:value-type="float">
            <text:p><text:s/>3,903 <text:s/></text:p>
          </table:table-cell>
          <table:table-cell table:style-name="ce46" office:value-type="float" office:value="14812" calcext:value-type="float">
            <text:p><text:s/>14,812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4924.48" calcext:value-type="float">
            <text:p><text:s/>4,924 <text:s/></text:p>
          </table:table-cell>
          <table:table-cell table:style-name="ce42" office:value-type="float" office:value="47158.28" calcext:value-type="float">
            <text:p><text:s/>47,15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8512.24" calcext:value-type="float">
            <text:p><text:s/>8,512 <text:s/></text:p>
          </table:table-cell>
          <table:table-cell table:style-name="ce42" office:value-type="float" office:value="21782.84" calcext:value-type="float">
            <text:p><text:s/>21,78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1562" calcext:value-type="float">
            <text:p><text:s/>1,562 <text:s/></text:p>
          </table:table-cell>
          <table:table-cell table:style-name="ce42" office:value-type="float" office:value="25390.16" calcext:value-type="float">
            <text:p><text:s/>25,39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style-name="ce42" office:value-type="float" office:value="462.88" calcext:value-type="float">
            <text:p><text:s/>463 <text:s/></text:p>
          </table:table-cell>
          <table:table-cell table:style-name="ce42" office:value-type="float" office:value="66.24" calcext:value-type="float">
            <text:p><text:s/>6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style-name="ce42" office:value-type="float" office:value="53108" calcext:value-type="float">
            <text:p><text:s/>53,108 <text:s/></text:p>
          </table:table-cell>
          <table:table-cell table:style-name="ce42" office:value-type="float" office:value="37233.32" calcext:value-type="float">
            <text:p><text:s/>37,23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style-name="ce42" office:value-type="float" office:value="1800451.84" calcext:value-type="float">
            <text:p><text:s/>1,800,452 <text:s/></text:p>
          </table:table-cell>
          <table:table-cell table:style-name="ce42" office:value-type="float" office:value="154456.04" calcext:value-type="float">
            <text:p><text:s/>154,45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style-name="ce42" office:value-type="float" office:value="1728640.32" calcext:value-type="float">
            <text:p><text:s/>1,728,640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style-name="ce42" office:value-type="float" office:value="38041.52" calcext:value-type="float">
            <text:p><text:s/>38,042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style-name="ce42" office:value-type="float" office:value="33770" calcext:value-type="float">
            <text:p><text:s/>33,770 <text:s/></text:p>
          </table:table-cell>
          <table:table-cell table:style-name="ce42" office:value-type="float" office:value="154456.04" calcext:value-type="float">
            <text:p><text:s/>154,45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style-name="ce42" office:value-type="float" office:value="558093.36" calcext:value-type="float">
            <text:p><text:s/>558,093 <text:s/></text:p>
          </table:table-cell>
          <table:table-cell table:style-name="ce42" office:value-type="float" office:value="244743.92" calcext:value-type="float">
            <text:p><text:s/>244,74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style-name="ce42" office:value-type="float" office:value="3292.96" calcext:value-type="float">
            <text:p><text:s/>3,293 <text:s/></text:p>
          </table:table-cell>
          <table:table-cell table:style-name="ce42" office:value-type="float" office:value="1942.12" calcext:value-type="float">
            <text:p><text:s/>1,94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style-name="ce43" office:value-type="float" office:value="554800.4" calcext:value-type="float">
            <text:p><text:s/>554,800 <text:s/></text:p>
          </table:table-cell>
          <table:table-cell table:style-name="ce43" office:value-type="float" office:value="242801.8" calcext:value-type="float">
            <text:p><text:s/>242,802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270267.36" calcext:value-type="float">
            <text:p><text:s/>270,267 <text:s/></text:p>
          </table:table-cell>
          <table:table-cell table:style-name="ce42" office:value-type="float" office:value="279808.8" calcext:value-type="float">
            <text:p><text:s/>279,80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8721.68" calcext:value-type="float">
            <text:p><text:s/>8,722 <text:s/></text:p>
          </table:table-cell>
          <table:table-cell table:style-name="ce42" office:value-type="float" office:value="43471.84" calcext:value-type="float">
            <text:p><text:s/>43,47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style-name="ce42" office:value-type="float" office:value="2088.24" calcext:value-type="float">
            <text:p><text:s/>2,088 <text:s/></text:p>
          </table:table-cell>
          <table:table-cell table:style-name="ce42" office:value-type="float" office:value="3119.72" calcext:value-type="float">
            <text:p><text:s/>3,12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style-name="ce42" office:value-type="float" office:value="24093.52" calcext:value-type="float">
            <text:p><text:s/>24,094 <text:s/></text:p>
          </table:table-cell>
          <table:table-cell table:style-name="ce42" office:value-type="float" office:value="116.84" calcext:value-type="float">
            <text:p><text:s/>11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style-name="ce42" office:value-type="float" office:value="3983.76" calcext:value-type="float">
            <text:p><text:s/>3,984 <text:s/></text:p>
          </table:table-cell>
          <table:table-cell table:style-name="ce42" office:value-type="float" office:value="2073.68" calcext:value-type="float">
            <text:p><text:s/>2,07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3494.48" calcext:value-type="float">
            <text:p><text:s/>3,494 <text:s/></text:p>
          </table:table-cell>
          <table:table-cell table:style-name="ce42" office:value-type="float" office:value="2662.48" calcext:value-type="float">
            <text:p><text:s/>2,66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175895.28" calcext:value-type="float">
            <text:p><text:s/>175,895 <text:s/></text:p>
          </table:table-cell>
          <table:table-cell table:style-name="ce42" office:value-type="float" office:value="194437.4" calcext:value-type="float">
            <text:p><text:s/>194,43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51990.4" calcext:value-type="float">
            <text:p><text:s/>51,990 <text:s/></text:p>
          </table:table-cell>
          <table:table-cell table:style-name="ce43" office:value-type="float" office:value="33926.84" calcext:value-type="float">
            <text:p><text:s/>33,927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7922.219722772" calcext:value-type="float">
            <text:p><text:s/>207,922 <text:s/></text:p>
          </table:table-cell>
          <table:table-cell table:style-name="ce42" office:value-type="float" office:value="350888" calcext:value-type="float">
            <text:p><text:s/>350,888 <text:s/></text:p>
          </table:table-cell>
          <table:table-cell table:style-name="ce42" office:value-type="float" office:value="28512.16" calcext:value-type="float">
            <text:p><text:s/>28,51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18448.871565217" calcext:value-type="float">
            <text:p><text:s/>518,449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7922.219722772" calcext:value-type="float">
            <text:p><text:s/>207,922 <text:s/></text:p>
          </table:table-cell>
          <table:table-cell table:style-name="ce42" office:value-type="float" office:value="350888" calcext:value-type="float">
            <text:p><text:s/>350,888 <text:s/></text:p>
          </table:table-cell>
          <table:table-cell table:style-name="ce42" office:value-type="float" office:value="28512.16" calcext:value-type="float">
            <text:p><text:s/>28,51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18448.871565217" calcext:value-type="float">
            <text:p><text:s/>518,449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68227.1316823584" calcext:value-type="float">
            <text:p><text:s/>68,227 <text:s/></text:p>
          </table:table-cell>
          <table:table-cell table:style-name="ce42" office:value-type="float" office:value="7419366.42831764" calcext:value-type="float">
            <text:p><text:s/>7,419,36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68227.1316823584" calcext:value-type="float">
            <text:p><text:s/>68,227 <text:s/></text:p>
          </table:table-cell>
          <table:table-cell table:style-name="ce42" office:value-type="float" office:value="7419366.42831764" calcext:value-type="float">
            <text:p><text:s/>7,419,36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4.$A$1:.$AMJ$8" table:range-usable-as="repeat-column repeat-row"/>
        </table:named-expressions>
      </table:table>
      <table:table table:name="Page5" table:style-name="ta5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14" table:number-columns-repeated="2" table:default-cell-style-name="ce14"/>
        <table:table-column table:style-name="co4" table:default-cell-style-name="ce14"/>
        <table:table-column table:style-name="co15" table:default-cell-style-name="ce14"/>
        <table:table-column table:style-name="co14" table:number-columns-repeated="4" table:default-cell-style-name="ce14"/>
        <table:table-column table:style-name="co6" table:default-cell-style-name="ce13"/>
        <table:table-column table:style-name="co16" table:default-cell-style-name="ce13"/>
        <table:table-column table:style-name="co17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5年(西元1986年)</text:p>
            </table:table-cell>
            <table:covered-table-cell table:number-columns-repeated="2" table:style-name="ce2"/>
            <table:table-cell table:style-name="ce36"/>
            <table:table-cell table:style-name="ce53" table:number-columns-repeated="3"/>
            <table:table-cell table:style-name="ce49" office:value-type="string" calcext:value-type="string" table:number-columns-spanned="5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4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37" calcext:value-type="float">
              <text:p>37</text:p>
            </table:table-cell>
            <table:table-cell table:style-name="ce37" office:value-type="float" office:value="38" calcext:value-type="float">
              <text:p>38</text:p>
            </table:table-cell>
            <table:table-cell table:style-name="ce37" office:value-type="float" office:value="39" calcext:value-type="float">
              <text:p>39</text:p>
            </table:table-cell>
            <table:table-cell table:style-name="ce37" office:value-type="float" office:value="40" calcext:value-type="float">
              <text:p>40</text:p>
            </table:table-cell>
            <table:table-cell table:style-name="ce37" office:value-type="float" office:value="41" calcext:value-type="float">
              <text:p>41</text:p>
            </table:table-cell>
            <table:table-cell table:style-name="ce37" office:value-type="float" office:value="42" calcext:value-type="float">
              <text:p>42</text:p>
            </table:table-cell>
            <table:table-cell table:style-name="ce37" office:value-type="float" office:value="43" calcext:value-type="float">
              <text:p>43</text:p>
            </table:table-cell>
            <table:table-cell table:style-name="ce37" office:value-type="float" office:value="44" calcext:value-type="float">
              <text:p>44</text:p>
            </table:table-cell>
            <table:table-cell table:style-name="ce37" office:value-type="float" office:value="45" calcext:value-type="float">
              <text:p>45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天然氣合計</text:p>
            </table:table-cell>
            <table:table-cell table:style-name="ce38" office:value-type="string" calcext:value-type="string">
              <text:p>(自產)</text:p>
            </table:table-cell>
            <table:table-cell table:style-name="ce38" office:value-type="string" calcext:value-type="string">
              <text:p>(進口)</text:p>
            </table:table-cell>
            <table:table-cell table:style-name="ce38" office:value-type="string" calcext:value-type="string">
              <text:p>生質能及</text:p>
            </table:table-cell>
            <table:table-cell table:style-name="ce38" office:value-type="string" calcext:value-type="string">
              <text:p>生質能合計</text:p>
            </table:table-cell>
            <table:table-cell table:style-name="ce38" office:value-type="string" calcext:value-type="string">
              <text:p>固態生質能</text:p>
            </table:table-cell>
            <table:table-cell table:style-name="ce38" office:value-type="string" calcext:value-type="string">
              <text:p>液態生質能</text:p>
            </table:table-cell>
            <table:table-cell table:style-name="ce38" office:value-type="string" calcext:value-type="string">
              <text:p>氣態生質能</text:p>
            </table:table-cell>
            <table:table-cell table:style-name="ce38" office:value-type="string" calcext:value-type="string">
              <text:p>廢棄物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38" office:value-type="string" calcext:value-type="string">
              <text:p>天然氣</text:p>
            </table:table-cell>
            <table:table-cell table:style-name="ce38" office:value-type="string" calcext:value-type="string">
              <text:p>液化天然氣</text:p>
            </table:table-cell>
            <table:table-cell table:style-name="ce38" office:value-type="string" calcext:value-type="string">
              <text:p>廢棄物合計</text:p>
            </table:table-cell>
            <table:table-cell table:style-name="ce38" table:number-columns-repeated="3"/>
            <table:table-cell table:style-name="ce51"/>
            <table:table-cell table:style-name="ce38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(Indigenous)</text:p>
            </table:table-cell>
            <table:table-cell table:style-name="ce39" office:value-type="string" calcext:value-type="string">
              <text:p>(Imported)</text:p>
            </table:table-cell>
            <table:table-cell table:style-name="ce39" office:value-type="string" calcext:value-type="string">
              <text:p>Biomass and</text:p>
            </table:table-cell>
            <table:table-cell table:style-name="ce39" office:value-type="string" calcext:value-type="string">
              <text:p>Biomasss Total</text:p>
            </table:table-cell>
            <table:table-cell table:style-name="ce39" office:value-type="string" calcext:value-type="string">
              <text:p>Solid Biomass</text:p>
            </table:table-cell>
            <table:table-cell table:style-name="ce39" office:value-type="string" calcext:value-type="string">
              <text:p>Liguid Biomass</text:p>
            </table:table-cell>
            <table:table-cell table:style-name="ce39" office:value-type="string" calcext:value-type="string">
              <text:p>Biogas</text:p>
            </table:table-cell>
            <table:table-cell table:style-name="ce52" office:value-type="string" calcext:value-type="string">
              <text:p>Waste an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office:value-type="string" calcext:value-type="string">
              <text:p>Total</text:p>
            </table:table-cell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LNG</text:p>
            </table:table-cell>
            <table:table-cell table:style-name="ce52" office:value-type="string" calcext:value-type="string">
              <text:p>Waste Total</text:p>
            </table:table-cell>
            <table:table-cell table:style-name="ce52" table:number-columns-repeated="3"/>
            <table:table-cell table:style-name="ce39"/>
            <table:table-cell table:style-name="ce52" office:value-type="string" calcext:value-type="string">
              <text:p>Other Non-Specifie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38-C39</text:p>
            </table:table-cell>
            <table:table-cell table:style-name="ce40" table:number-columns-repeated="2"/>
            <table:table-cell table:style-name="ce40" office:value-type="string" calcext:value-type="string">
              <text:p>C41+C45</text:p>
            </table:table-cell>
            <table:table-cell table:style-name="ce40" office:value-type="string" calcext:value-type="string">
              <text:p>C42-C44</text:p>
            </table:table-cell>
            <table:table-cell table:style-name="ce40" table:number-columns-repeated="4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2" table:style-name="ce41" office:value-type="float" office:value="979233.3" calcext:value-type="float">
            <text:p><text:s/>979,233 <text:s/></text:p>
          </table:table-cell>
          <table:table-cell table:number-columns-repeated="7" table:style-name="ce41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156375.36" calcext:value-type="float">
            <text:p><text:s/>156,37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2" table:style-name="ce43" office:value-type="float" office:value="822857.94" calcext:value-type="float">
            <text:p><text:s/>822,858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2" table:style-name="ce42" office:value-type="float" office:value="41870.52" calcext:value-type="float">
            <text:p><text:s/>41,87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2" table:style-name="ce42" office:value-type="float" office:value="41870.52" calcext:value-type="float">
            <text:p><text:s/>41,87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2" table:style-name="ce44" office:value-type="float" office:value="780987.42" calcext:value-type="float">
            <text:p><text:s/>780,987 <text:s/></text:p>
          </table:table-cell>
          <table:table-cell table:number-columns-repeated="7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2" table:style-name="ce44" office:value-type="float" office:value="563305.59" calcext:value-type="float">
            <text:p><text:s/>563,306 <text:s/></text:p>
          </table:table-cell>
          <table:table-cell table:number-columns-repeated="7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2" table:style-name="ce42" office:value-type="float" office:value="115403.94" calcext:value-type="float">
            <text:p><text:s/>115,40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232.47" calcext:value-type="float">
            <text:p><text:s/>23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2" table:style-name="ce42" office:value-type="float" office:value="1204.47" calcext:value-type="float">
            <text:p><text:s/>1,20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2" table:style-name="ce42" office:value-type="float" office:value="342.63" calcext:value-type="float">
            <text:p><text:s/>34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2" table:style-name="ce42" office:value-type="float" office:value="25.92" calcext:value-type="float">
            <text:p><text:s/>2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2" table:style-name="ce42" office:value-type="float" office:value="10.53" calcext:value-type="float">
            <text:p><text:s/>1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2" table:style-name="ce42" office:value-type="float" office:value="13365.81" calcext:value-type="float">
            <text:p><text:s/>13,36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2" table:style-name="ce42" office:value-type="float" office:value="13018.32" calcext:value-type="float">
            <text:p><text:s/>13,01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2" table:style-name="ce45" office:value-type="float" office:value="13018.32" calcext:value-type="float">
            <text:p>( 13,018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2" table:style-name="ce42" office:value-type="float" office:value="93.15" calcext:value-type="float">
            <text:p><text:s/>9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2" table:style-name="ce42" office:value-type="float" office:value="254.34" calcext:value-type="float">
            <text:p><text:s/>25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1253.88" calcext:value-type="float">
            <text:p><text:s/>1,25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2" table:style-name="ce42" office:value-type="float" office:value="5.67" calcext:value-type="float">
            <text:p><text:s/>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2" table:style-name="ce46" office:value-type="float" office:value="247.05" calcext:value-type="float">
            <text:p><text:s/>247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2" table:style-name="ce42" office:value-type="float" office:value="75401.28" calcext:value-type="float">
            <text:p><text:s/>75,40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2" table:style-name="ce42" office:value-type="float" office:value="75401.28" calcext:value-type="float">
            <text:p><text:s/>75,40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40124.16" calcext:value-type="float">
            <text:p>( 40,124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31521.15" calcext:value-type="float">
            <text:p>( 31,521 <text:s/>)</text:p>
          </table:table-cell>
          <table:table-cell table:number-columns-repeated="7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2" table:style-name="ce42" office:value-type="float" office:value="565.38" calcext:value-type="float">
            <text:p><text:s/>56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2" table:style-name="ce42" office:value-type="float" office:value="565.38" calcext:value-type="float">
            <text:p><text:s/>56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2" table:style-name="ce42" office:value-type="float" office:value="1189.08" calcext:value-type="float">
            <text:p><text:s/>1,18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508.68" calcext:value-type="float">
            <text:p><text:s/>509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2" table:style-name="ce42" office:value-type="float" office:value="12215.61" calcext:value-type="float">
            <text:p><text:s/>12,21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2" table:style-name="ce42" office:value-type="float" office:value="1335.69" calcext:value-type="float">
            <text:p><text:s/>1,33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7499.79" calcext:value-type="float">
            <text:p><text:s/>7,50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2" table:style-name="ce42" office:value-type="float" office:value="77535.63" calcext:value-type="float">
            <text:p><text:s/>77,53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2" table:style-name="ce42" office:value-type="float" office:value="66719.7" calcext:value-type="float">
            <text:p><text:s/>66,72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2" table:style-name="ce42" office:value-type="float" office:value="7609.14" calcext:value-type="float">
            <text:p><text:s/>7,60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2" table:style-name="ce43" office:value-type="float" office:value="3206.79" calcext:value-type="float">
            <text:p><text:s/>3,207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2" table:style-name="ce44" office:value-type="float" office:value="370366.02" calcext:value-type="float">
            <text:p><text:s/>370,366 <text:s/></text:p>
          </table:table-cell>
          <table:table-cell table:number-columns-repeated="7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217681.83" calcext:value-type="float">
            <text:p><text:s/>217,68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217681.83" calcext:value-type="float">
            <text:p><text:s/>217,68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5.$A$1:.$AMJ$8" table:range-usable-as="repeat-column repeat-row"/>
        </table:named-expressions>
      </table:table>
      <table:table table:name="Page6" table:style-name="ta6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8" table:number-columns-repeated="5" table:default-cell-style-name="ce14"/>
        <table:table-column table:style-name="co4" table:default-cell-style-name="ce14"/>
        <table:table-column table:style-name="co16" table:number-columns-repeated="2" table:default-cell-style-name="ce14"/>
        <table:table-column table:style-name="co9" table:number-columns-repeated="1013" table:default-cell-style-name="ce14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公噸油當量單位）</text:p>
            </table:table-cell>
            <table:covered-table-cell table:number-columns-repeated="8" table:style-name="ce15"/>
            <table:table-cell table:number-columns-repeated="1015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5年(西元1986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53"/>
            <table:table-cell table:style-name="ce49" office:value-type="string" calcext:value-type="string" table:number-columns-spanned="3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2" table:style-name="ce49"/>
            <table:table-cell table:style-name="ce36" table:number-columns-repeated="1015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46" calcext:value-type="float">
              <text:p>46</text:p>
            </table:table-cell>
            <table:table-cell table:style-name="ce37" office:value-type="float" office:value="47" calcext:value-type="float">
              <text:p>47</text:p>
            </table:table-cell>
            <table:table-cell table:style-name="ce37" office:value-type="float" office:value="48" calcext:value-type="float">
              <text:p>48</text:p>
            </table:table-cell>
            <table:table-cell table:style-name="ce37" office:value-type="float" office:value="49" calcext:value-type="float">
              <text:p>49</text:p>
            </table:table-cell>
            <table:table-cell table:style-name="ce37" office:value-type="float" office:value="50" calcext:value-type="float">
              <text:p>50</text:p>
            </table:table-cell>
            <table:table-cell table:style-name="ce37" office:value-type="float" office:value="51" calcext:value-type="float">
              <text:p>51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office:value-type="string" calcext:value-type="string">
              <text:p>核能</text:p>
            </table:table-cell>
            <table:table-cell table:style-name="ce54" office:value-type="string" calcext:value-type="string">
              <text:p>水力</text:p>
            </table:table-cell>
            <table:table-cell table:style-name="ce57" office:value-type="string" calcext:value-type="string">
              <text:p>地熱</text:p>
            </table:table-cell>
            <table:table-cell table:style-name="ce57" office:value-type="string" calcext:value-type="string">
              <text:p>太陽光電</text:p>
            </table:table-cell>
            <table:table-cell table:style-name="ce54" office:value-type="string" calcext:value-type="string">
              <text:p>風力</text:p>
            </table:table-cell>
            <table:table-cell table:style-name="ce54" office:value-type="string" calcext:value-type="string">
              <text:p>電力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table:number-columns-repeated="2"/>
            <table:table-cell table:style-name="ce57" table:number-columns-repeated="2"/>
            <table:table-cell table:style-name="ce54" table:number-columns-repeated="2"/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5" office:value-type="string" calcext:value-type="string">
              <text:p>Nuclear</text:p>
            </table:table-cell>
            <table:table-cell table:style-name="ce55" office:value-type="string" calcext:value-type="string">
              <text:p>Hydro</text:p>
            </table:table-cell>
            <table:table-cell table:style-name="ce57" office:value-type="string" calcext:value-type="string">
              <text:p>Geothermal</text:p>
            </table:table-cell>
            <table:table-cell table:style-name="ce57" office:value-type="string" calcext:value-type="string">
              <text:p>Solar PV</text:p>
            </table:table-cell>
            <table:table-cell table:style-name="ce55" office:value-type="string" calcext:value-type="string">
              <text:p>Wind</text:p>
            </table:table-cell>
            <table:table-cell table:style-name="ce55" office:value-type="string" calcext:value-type="string">
              <text:p>Electricity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/>
            <table:table-cell table:style-name="ce57"/>
            <table:table-cell table:style-name="ce56" table:number-columns-repeated="4"/>
            <table:table-cell table:style-name="ce50" table:number-columns-repeated="1015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6"/>
            <table:table-cell table:style-name="ce50" table:number-columns-repeated="1015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527173.234466" calcext:value-type="float">
            <text:p><text:s/>527,173 <text:s/></text:p>
          </table:table-cell>
          <table:table-cell table:style-name="ce41" office:value-type="float" office:value="3897.606" calcext:value-type="float">
            <text:p><text:s/>3,898 <text:s/>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style-name="ce36" table:number-columns-repeated="1015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7020771.6982" calcext:value-type="float">
            <text:p><text:s/>7,020,77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7020771.6982" calcext:value-type="float">
            <text:p><text:s/>7,020,772 <text:s/></text:p>
          </table:table-cell>
          <table:table-cell table:style-name="ce43" office:value-type="float" office:value="527173.234466" calcext:value-type="float">
            <text:p><text:s/>527,173 <text:s/></text:p>
          </table:table-cell>
          <table:table-cell table:style-name="ce43" office:value-type="float" office:value="3897.606" calcext:value-type="float">
            <text:p><text:s/>3,898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34.973607644" calcext:value-type="float">
            <text:p><text:s/>135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7020771.6982" calcext:value-type="float">
            <text:p><text:s/>7,020,772 <text:s/></text:p>
          </table:table-cell>
          <table:table-cell table:style-name="ce42" office:value-type="float" office:value="638013.646466" calcext:value-type="float">
            <text:p><text:s/>638,014 <text:s/></text:p>
          </table:table-cell>
          <table:table-cell table:style-name="ce42" office:value-type="float" office:value="3897.606" calcext:value-type="float">
            <text:p><text:s/>3,89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7020771.6982" calcext:value-type="float">
            <text:p><text:s/>7,020,772 <text:s/></text:p>
          </table:table-cell>
          <table:table-cell table:style-name="ce42" office:value-type="float" office:value="638013.646466" calcext:value-type="float">
            <text:p><text:s/>638,014 <text:s/></text:p>
          </table:table-cell>
          <table:table-cell table:style-name="ce42" office:value-type="float" office:value="3897.606" calcext:value-type="float">
            <text:p><text:s/>3,89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0840.412" calcext:value-type="float">
            <text:p><text:s/>110,84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360710.994478" calcext:value-type="float">
            <text:p><text:s/>5,360,711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0840.412" calcext:value-type="float">
            <text:p><text:s/>110,84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360710.994478" calcext:value-type="float">
            <text:p><text:s/>5,360,711 <text:s/></text:p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44654.012254" calcext:value-type="float">
            <text:p><text:s/>544,654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865.559494" calcext:value-type="float">
            <text:p><text:s/>12,866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04.35701" calcext:value-type="float">
            <text:p><text:s/>304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79.547646" calcext:value-type="float">
            <text:p><text:s/>1,280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3932.387544" calcext:value-type="float">
            <text:p><text:s/>113,932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68078.33656" calcext:value-type="float">
            <text:p><text:s/>268,078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8193.824" calcext:value-type="float">
            <text:p><text:s/>148,194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252836.950392356" calcext:value-type="float">
            <text:p><text:s/>252,837 <text:s/></text:p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4563085.058224" calcext:value-type="float">
            <text:p><text:s/>4,563,085 <text:s/></text:p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4563085.058224" calcext:value-type="float">
            <text:p><text:s/>4,563,08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824662.380658" calcext:value-type="float">
            <text:p><text:s/>2,824,66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873.082164" calcext:value-type="float">
            <text:p><text:s/>8,87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56607.102778" calcext:value-type="float">
            <text:p><text:s/>156,60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10743.905406" calcext:value-type="float">
            <text:p><text:s/>510,74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396.439726" calcext:value-type="float">
            <text:p><text:s/>11,39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6093.78036" calcext:value-type="float">
            <text:p><text:s/>56,09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3379.720532" calcext:value-type="float">
            <text:p><text:s/>173,38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567.07086" calcext:value-type="float">
            <text:p><text:s/>9,56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07374.40597" calcext:value-type="float">
            <text:p><text:s/>507,37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8352.845032" calcext:value-type="float">
            <text:p><text:s/>138,35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15511.629022" calcext:value-type="float">
            <text:p>( 115,512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22841.21601" calcext:value-type="float">
            <text:p>( 22,841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03601.4482" calcext:value-type="float">
            <text:p><text:s/>203,60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5420.112738" calcext:value-type="float">
            <text:p><text:s/>165,420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0535.92294" calcext:value-type="float">
            <text:p><text:s/>90,53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0625.721546" calcext:value-type="float">
            <text:p><text:s/>40,626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132460.588486" calcext:value-type="float">
            <text:p><text:s/>132,46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38900.08026" calcext:value-type="float">
            <text:p><text:s/>238,90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52445.357066" calcext:value-type="float">
            <text:p><text:s/>152,44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6454.723194" calcext:value-type="float">
            <text:p><text:s/>86,45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6" table:style-name="ce47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41298.28506" calcext:value-type="float">
            <text:p><text:s/>341,29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14163.595504" calcext:value-type="float">
            <text:p><text:s/>314,16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7134.689556" calcext:value-type="float">
            <text:p><text:s/>27,13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6196.075196" calcext:value-type="float">
            <text:p>( 6,196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5512.44204" calcext:value-type="float">
            <text:p><text:s/>145,512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68156.853386" calcext:value-type="float">
            <text:p><text:s/>68,15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9810.745148" calcext:value-type="float">
            <text:p><text:s/>179,81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4459.34563" calcext:value-type="float">
            <text:p><text:s/>54,45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2547.89456" calcext:value-type="float">
            <text:p><text:s/>42,54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2372.77407" calcext:value-type="float">
            <text:p><text:s/>52,37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946.219736" calcext:value-type="float">
            <text:p><text:s/>3,946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0248.37965" calcext:value-type="float">
            <text:p><text:s/>20,24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0248.37965" calcext:value-type="float">
            <text:p><text:s/>20,24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6359.964154" calcext:value-type="float">
            <text:p><text:s/>116,36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003.312408" calcext:value-type="float">
            <text:p><text:s/>16,003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00356.651746" calcext:value-type="float">
            <text:p><text:s/>100,35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74829.297284" calcext:value-type="float">
            <text:p><text:s/>674,82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5223.9487778605" calcext:value-type="float">
            <text:p><text:s/>75,22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1342.8874849206" calcext:value-type="float">
            <text:p><text:s/>31,34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901.570276" calcext:value-type="float">
            <text:p><text:s/>13,90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866.1418" calcext:value-type="float">
            <text:p><text:s/>12,86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2597.439722" calcext:value-type="float">
            <text:p><text:s/>22,59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993.447316448" calcext:value-type="float">
            <text:p><text:s/>16,99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875.49392068084" calcext:value-type="float">
            <text:p><text:s/>6,87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5883.4707760902" calcext:value-type="float">
            <text:p><text:s/>95,88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3831.635726" calcext:value-type="float">
            <text:p><text:s/>123,832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275313.261484" calcext:value-type="float">
            <text:p><text:s/>275,313 <text:s/></text:p>
          </table:table-cell>
          <table:table-cell table:style-name="ce12" table:number-columns-repeated="1015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926985.036478" calcext:value-type="float">
            <text:p><text:s/>926,98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6"/>
          <table:table-cell table:style-name="ce12" table:number-columns-repeated="1015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26940797" calcext:value-type="float">
            <text:p><text:s/>26,940,797 <text:s/></text:p>
          </table:table-cell>
          <table:table-cell table:style-name="ce42" office:value-type="float" office:value="7418763.331" calcext:value-type="float">
            <text:p><text:s/>7,418,763 <text:s/></text:p>
          </table:table-cell>
          <table:table-cell table:style-name="ce42" office:value-type="float" office:value="4532.1" calcext:value-type="float">
            <text:p><text:s/>4,53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26940797" calcext:value-type="float">
            <text:p><text:s/>26,940,797 <text:s/></text:p>
          </table:table-cell>
          <table:table-cell table:style-name="ce42" office:value-type="float" office:value="7418763.331" calcext:value-type="float">
            <text:p><text:s/>7,418,763 <text:s/></text:p>
          </table:table-cell>
          <table:table-cell table:style-name="ce42" office:value-type="float" office:value="4532.1" calcext:value-type="float">
            <text:p><text:s/>4,53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7"/>
          <table:table-cell table:style-name="ce36" table:number-columns-repeated="1015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6.$A$1:.$AMJ$8" table:range-usable-as="repeat-column repeat-row"/>
        </table:named-expressions>
      </table:table>
      <table:table table:name="Page7" table:style-name="ta7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9" table:number-columns-repeated="3" table:default-cell-style-name="ce14"/>
        <table:table-column table:style-name="co11" table:default-cell-style-name="ce14"/>
        <table:table-column table:style-name="co2" table:default-cell-style-name="ce14"/>
        <table:table-column table:style-name="co20" table:default-cell-style-name="ce96"/>
        <table:table-column table:style-name="co2" table:default-cell-style-name="ce13"/>
        <table:table-column table:style-name="co21" table:default-cell-style-name="ce13"/>
        <table:table-column table:style-name="co6" table:default-cell-style-name="ce14"/>
        <table:table-column table:style-name="co7" table:default-cell-style-name="ce14"/>
        <table:table-column table:style-name="co9" table:number-columns-repeated="1011" table:default-cell-style-name="ce14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能源平衡表－OECD能源統計格式（公噸油當量單位）</text:p>
            </table:table-cell>
            <table:covered-table-cell table:number-columns-repeated="10" table:style-name="ce15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5年(西元1986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49" office:value-type="string" calcext:value-type="string" table:number-columns-spanned="6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5" table:style-name="ce49"/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8" office:value-type="float" office:value="52" calcext:value-type="float">
              <text:p>52</text:p>
            </table:table-cell>
            <table:table-cell table:style-name="ce58" office:value-type="float" office:value="53" calcext:value-type="float">
              <text:p>53</text:p>
            </table:table-cell>
            <table:table-cell table:style-name="ce60" office:value-type="float" office:value="54" calcext:value-type="float">
              <text:p>54</text:p>
            </table:table-cell>
            <table:table-cell table:style-name="ce60" table:number-columns-repeated="2"/>
            <table:table-cell table:style-name="ce81" office:value-type="string" calcext:value-type="string" table:number-columns-spanned="3" table:number-rows-spanned="6">
              <text:p>Item</text:p>
            </table:table-cell>
            <table:covered-table-cell table:number-columns-repeated="2" table:style-name="ce3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office:value-type="string" calcext:value-type="string">
              <text:p>太陽熱能</text:p>
            </table:table-cell>
            <table:table-cell table:style-name="ce54" office:value-type="string" calcext:value-type="string">
              <text:p>熱能</text:p>
            </table:table-cell>
            <table:table-cell table:style-name="ce61" office:value-type="string" calcext:value-type="string">
              <text:p>總計</text:p>
            </table:table-cell>
            <table:table-cell table:style-name="ce61" table:number-columns-repeated="2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9" table:number-columns-repeated="2"/>
            <table:table-cell table:style-name="ce62" table:number-columns-repeated="3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Solar Thermal</text:p>
            </table:table-cell>
            <table:table-cell table:style-name="ce56" office:value-type="string" calcext:value-type="string">
              <text:p>Heat</text:p>
            </table:table-cell>
            <table:table-cell table:style-name="ce63" office:value-type="string" calcext:value-type="string">
              <text:p>Grand Total</text:p>
            </table:table-cell>
            <table:table-cell table:style-name="ce63" table:number-columns-repeated="2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table:number-columns-repeated="2"/>
            <table:table-cell table:style-name="ce64" table:number-columns-repeated="3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2"/>
            <table:table-cell table:style-name="ce65" table:number-columns-repeated="3"/>
            <table:covered-table-cell table:style-name="ce83"/>
            <table:covered-table-cell table:number-columns-repeated="2" table:style-name="ce40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2" table:style-name="ce41" office:value-type="float" office:value="0" calcext:value-type="float">
            <text:p/>
          </table:table-cell>
          <table:table-cell table:style-name="ce41" office:value-type="float" office:value="2621194.27646498" calcext:value-type="float">
            <text:p><text:s/>2,621,194 <text:s/></text:p>
          </table:table-cell>
          <table:table-cell table:style-name="ce67" table:number-columns-repeated="2"/>
          <table:table-cell table:style-name="ce84" office:value-type="float" office:value="1" calcext:value-type="float">
            <text:p>1</text:p>
          </table:table-cell>
          <table:table-cell table:style-name="ce37"/>
          <table:table-cell table:style-name="ce104" office:value-type="string" calcext:value-type="string">
            <text:p>Indigenous Production</text:p>
          </table:table-cell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4141149.699" calcext:value-type="float">
            <text:p><text:s/>34,141,150 <text:s/></text:p>
          </table:table-cell>
          <table:table-cell table:style-name="ce68" table:number-columns-repeated="2"/>
          <table:table-cell table:style-name="ce85" office:value-type="float" office:value="2" calcext:value-type="float">
            <text:p>2</text:p>
          </table:table-cell>
          <table:table-cell table:style-name="ce98" office:value-type="string" calcext:value-type="string">
            <text:p>+</text:p>
          </table:table-cell>
          <table:table-cell table:style-name="ce105" office:value-type="string" calcext:value-type="string">
            <text:p>Impor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06363.74449591" calcext:value-type="float">
            <text:p><text:s/>1,206,364 <text:s/></text:p>
          </table:table-cell>
          <table:table-cell table:style-name="ce68" table:number-columns-repeated="2"/>
          <table:table-cell table:style-name="ce85" office:value-type="float" office:value="3" calcext:value-type="float">
            <text:p>3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Expor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26653.36" calcext:value-type="float">
            <text:p><text:s/>826,653 <text:s/></text:p>
          </table:table-cell>
          <table:table-cell table:style-name="ce68" table:number-columns-repeated="2"/>
          <table:table-cell table:style-name="ce85" office:value-type="float" office:value="4" calcext:value-type="float">
            <text:p>4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International Marine Bunker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5695.52" calcext:value-type="float">
            <text:p><text:s/>295,696 <text:s/></text:p>
          </table:table-cell>
          <table:table-cell table:style-name="ce68" table:number-columns-repeated="2"/>
          <table:table-cell table:style-name="ce85" office:value-type="float" office:value="5" calcext:value-type="float">
            <text:p>5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International Civil Avia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-220762.863298511" calcext:value-type="float">
            <text:p><text:s/>-220,763 <text:s/></text:p>
          </table:table-cell>
          <table:table-cell table:style-name="ce68" table:number-columns-repeated="2"/>
          <table:table-cell table:style-name="ce85" office:value-type="float" office:value="6" calcext:value-type="float">
            <text:p>6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Stock Change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34654394.2142676" calcext:value-type="float">
            <text:p><text:s/>34,654,394 <text:s/></text:p>
          </table:table-cell>
          <table:table-cell table:style-name="ce69" table:number-columns-repeated="2"/>
          <table:table-cell table:style-name="ce86" office:value-type="float" office:value="7" calcext:value-type="float">
            <text:p>7</text:p>
          </table:table-cell>
          <table:table-cell table:style-name="ce40" office:value-type="string" calcext:value-type="string">
            <text:p>=</text:p>
          </table:table-cell>
          <table:table-cell table:style-name="ce106" office:value-type="string" calcext:value-type="string">
            <text:p>Total Primary Energy Suppl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49097.44990769" calcext:value-type="float">
            <text:p><text:s/>2,649,097 <text:s/></text:p>
          </table:table-cell>
          <table:table-cell table:style-name="ce68" table:number-columns-repeated="2"/>
          <table:table-cell table:style-name="ce84" office:value-type="float" office:value="8" calcext:value-type="float">
            <text:p>8</text:p>
          </table:table-cell>
          <table:table-cell table:style-name="ce37" office:value-type="string" calcext:value-type="string">
            <text:p>-</text:p>
          </table:table-cell>
          <table:table-cell table:style-name="ce104" office:value-type="string" calcext:value-type="string">
            <text:p>Transfers(Intput)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413.853607643996" calcext:value-type="float">
            <text:p><text:s/>414 <text:s/></text:p>
          </table:table-cell>
          <table:table-cell table:style-name="ce69" table:number-columns-repeated="2"/>
          <table:table-cell table:style-name="ce86" office:value-type="float" office:value="9" calcext:value-type="float">
            <text:p>9</text:p>
          </table:table-cell>
          <table:table-cell table:style-name="ce40" office:value-type="string" calcext:value-type="string">
            <text:p>-</text:p>
          </table:table-cell>
          <table:table-cell table:style-name="ce106" office:value-type="string" calcext:value-type="string">
            <text:p>Statistical Differen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3684221.274181" calcext:value-type="float">
            <text:p><text:s/>33,684,221 <text:s/></text:p>
          </table:table-cell>
          <table:table-cell table:style-name="ce68" table:number-columns-repeated="2"/>
          <table:table-cell table:style-name="ce85" office:value-type="float" office:value="10" calcext:value-type="float">
            <text:p>10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Transformation Inpu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03783.252" calcext:value-type="float">
            <text:p><text:s/>1,903,783 <text:s/></text:p>
          </table:table-cell>
          <table:table-cell table:style-name="ce68" table:number-columns-repeated="2"/>
          <table:table-cell table:style-name="ce85" office:value-type="float" office:value="11" calcext:value-type="float">
            <text:p>11</text:p>
          </table:table-cell>
          <table:table-cell table:style-name="ce98"/>
          <table:table-cell table:style-name="ce105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73254.03853" calcext:value-type="float">
            <text:p><text:s/>1,173,254 <text:s/></text:p>
          </table:table-cell>
          <table:table-cell table:style-name="ce68" table:number-columns-repeated="2"/>
          <table:table-cell table:style-name="ce85" office:value-type="float" office:value="12" calcext:value-type="float">
            <text:p>12</text:p>
          </table:table-cell>
          <table:table-cell table:style-name="ce98"/>
          <table:table-cell table:style-name="ce105" office:value-type="string" calcext:value-type="string">
            <text:p><text:s text:c="4"/>Blast Furna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739463.43" calcext:value-type="float">
            <text:p><text:s/>16,739,463 <text:s/></text:p>
          </table:table-cell>
          <table:table-cell table:style-name="ce68" table:number-columns-repeated="2"/>
          <table:table-cell table:style-name="ce85" office:value-type="float" office:value="13" calcext:value-type="float">
            <text:p>13</text:p>
          </table:table-cell>
          <table:table-cell table:style-name="ce98"/>
          <table:table-cell table:style-name="ce105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14" calcext:value-type="float">
            <text:p>14</text:p>
          </table:table-cell>
          <table:table-cell table:style-name="ce98"/>
          <table:table-cell table:style-name="ce105" office:value-type="string" calcext:value-type="string">
            <text:p><text:s text:c="4"/>Petrochemical Industr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488573.758666" calcext:value-type="float">
            <text:p><text:s/>13,488,574 <text:s/></text:p>
          </table:table-cell>
          <table:table-cell table:style-name="ce68" table:number-columns-repeated="2"/>
          <table:table-cell table:style-name="ce85" office:value-type="float" office:value="15" calcext:value-type="float">
            <text:p>15</text:p>
          </table:table-cell>
          <table:table-cell table:style-name="ce98"/>
          <table:table-cell table:style-name="ce105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16" calcext:value-type="float">
            <text:p>16</text:p>
          </table:table-cell>
          <table:table-cell table:style-name="ce98"/>
          <table:table-cell table:style-name="ce105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17" calcext:value-type="float">
            <text:p>17</text:p>
          </table:table-cell>
          <table:table-cell table:style-name="ce98"/>
          <table:table-cell table:style-name="ce105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379146.794985" calcext:value-type="float">
            <text:p><text:s/>379,147 <text:s/></text:p>
          </table:table-cell>
          <table:table-cell table:style-name="ce69"/>
          <table:table-cell table:style-name="ce76"/>
          <table:table-cell table:style-name="ce85" office:value-type="float" office:value="18" calcext:value-type="float">
            <text:p>18</text:p>
          </table:table-cell>
          <table:table-cell table:style-name="ce98"/>
          <table:table-cell table:style-name="ce105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7559537.5547893" calcext:value-type="float">
            <text:p><text:s/>27,559,538 <text:s/></text:p>
          </table:table-cell>
          <table:table-cell table:style-name="ce68" table:number-columns-repeated="2"/>
          <table:table-cell table:style-name="ce84" office:value-type="float" office:value="19" calcext:value-type="float">
            <text:p>19</text:p>
          </table:table-cell>
          <table:table-cell table:style-name="ce37" office:value-type="string" calcext:value-type="string">
            <text:p>+</text:p>
          </table:table-cell>
          <table:table-cell table:style-name="ce104" office:value-type="string" calcext:value-type="string">
            <text:p>Transformation Output Total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997025.8015205" calcext:value-type="float">
            <text:p><text:s/>24,997,026 <text:s/></text:p>
          </table:table-cell>
          <table:table-cell table:style-name="ce68" table:number-columns-repeated="2"/>
          <table:table-cell table:style-name="ce85" office:value-type="float" office:value="20" calcext:value-type="float">
            <text:p>20</text:p>
          </table:table-cell>
          <table:table-cell table:style-name="ce98"/>
          <table:table-cell table:style-name="ce105" office:value-type="string" calcext:value-type="string">
            <text:p>Transformation Output 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562511.7532688" calcext:value-type="float">
            <text:p><text:s/>2,562,512 <text:s/></text:p>
          </table:table-cell>
          <table:table-cell table:style-name="ce69" table:number-columns-repeated="2"/>
          <table:table-cell table:style-name="ce86" office:value-type="float" office:value="21" calcext:value-type="float">
            <text:p>21</text:p>
          </table:table-cell>
          <table:table-cell table:style-name="ce40"/>
          <table:table-cell table:style-name="ce106" office:value-type="string" calcext:value-type="string">
            <text:p>Transfers(Output)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072416.486109" calcext:value-type="float">
            <text:p><text:s/>3,072,416 <text:s/></text:p>
          </table:table-cell>
          <table:table-cell table:style-name="ce68" table:number-columns-repeated="2"/>
          <table:table-cell table:style-name="ce85" office:value-type="float" office:value="22" calcext:value-type="float">
            <text:p>22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Energy Sector Own Use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830.907494" calcext:value-type="float">
            <text:p><text:s/>16,831 <text:s/></text:p>
          </table:table-cell>
          <table:table-cell table:style-name="ce68" table:number-columns-repeated="2"/>
          <table:table-cell table:style-name="ce85" office:value-type="float" office:value="23" calcext:value-type="float">
            <text:p>23</text:p>
          </table:table-cell>
          <table:table-cell table:style-name="ce98"/>
          <table:table-cell table:style-name="ce105" office:value-type="string" calcext:value-type="string">
            <text:p><text:s text:c="4"/>Coal Min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02867.871264" calcext:value-type="float">
            <text:p><text:s/>302,868 <text:s/></text:p>
          </table:table-cell>
          <table:table-cell table:style-name="ce68" table:number-columns-repeated="2"/>
          <table:table-cell table:style-name="ce85" office:value-type="float" office:value="24" calcext:value-type="float">
            <text:p>24</text:p>
          </table:table-cell>
          <table:table-cell table:style-name="ce98"/>
          <table:table-cell table:style-name="ce105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1395.303201" calcext:value-type="float">
            <text:p><text:s/>181,395 <text:s/></text:p>
          </table:table-cell>
          <table:table-cell table:style-name="ce68" table:number-columns-repeated="2"/>
          <table:table-cell table:style-name="ce85" office:value-type="float" office:value="25" calcext:value-type="float">
            <text:p>25</text:p>
          </table:table-cell>
          <table:table-cell table:style-name="ce98"/>
          <table:table-cell table:style-name="ce105" office:value-type="string" calcext:value-type="string">
            <text:p><text:s text:c="4"/>Blast Furnaces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79.547646" calcext:value-type="float">
            <text:p><text:s/>1,280 <text:s/></text:p>
          </table:table-cell>
          <table:table-cell table:style-name="ce68" table:number-columns-repeated="2"/>
          <table:table-cell table:style-name="ce85" office:value-type="float" office:value="26" calcext:value-type="float">
            <text:p>26</text:p>
          </table:table-cell>
          <table:table-cell table:style-name="ce98"/>
          <table:table-cell table:style-name="ce105" office:value-type="string" calcext:value-type="string">
            <text:p><text:s text:c="4"/>Oil and Gas Extrac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48649.095944" calcext:value-type="float">
            <text:p><text:s/>2,148,649 <text:s/></text:p>
          </table:table-cell>
          <table:table-cell table:style-name="ce68" table:number-columns-repeated="2"/>
          <table:table-cell table:style-name="ce85" office:value-type="float" office:value="27" calcext:value-type="float">
            <text:p>27</text:p>
          </table:table-cell>
          <table:table-cell table:style-name="ce98"/>
          <table:table-cell table:style-name="ce105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72797.89656" calcext:value-type="float">
            <text:p><text:s/>272,798 <text:s/></text:p>
          </table:table-cell>
          <table:table-cell table:style-name="ce68" table:number-columns-repeated="2"/>
          <table:table-cell table:style-name="ce85" office:value-type="float" office:value="28" calcext:value-type="float">
            <text:p>28</text:p>
          </table:table-cell>
          <table:table-cell table:style-name="ce98"/>
          <table:table-cell table:style-name="ce105" office:value-type="string" calcext:value-type="string">
            <text:p><text:s text:c="4"/>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8193.824" calcext:value-type="float">
            <text:p><text:s/>148,194 <text:s/></text:p>
          </table:table-cell>
          <table:table-cell table:style-name="ce68" table:number-columns-repeated="2"/>
          <table:table-cell table:style-name="ce85" office:value-type="float" office:value="29" calcext:value-type="float">
            <text:p>29</text:p>
          </table:table-cell>
          <table:table-cell table:style-name="ce98"/>
          <table:table-cell table:style-name="ce105" office:value-type="string" calcext:value-type="string">
            <text:p><text:s text:c="4"/>Electricity to Pump Up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30" calcext:value-type="float">
            <text:p>30</text:p>
          </table:table-cell>
          <table:table-cell table:style-name="ce98"/>
          <table:table-cell table:style-name="ce105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402.04" calcext:value-type="float">
            <text:p><text:s/>402 <text:s/></text:p>
          </table:table-cell>
          <table:table-cell table:style-name="ce69" table:number-columns-repeated="2"/>
          <table:table-cell table:style-name="ce86" office:value-type="float" office:value="31" calcext:value-type="float">
            <text:p>31</text:p>
          </table:table-cell>
          <table:table-cell table:style-name="ce40"/>
          <table:table-cell table:style-name="ce106" office:value-type="string" calcext:value-type="string">
            <text:p><text:s text:c="4"/>Gas Compani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301776.103110756" calcext:value-type="float">
            <text:p><text:s/>301,776 <text:s/></text:p>
          </table:table-cell>
          <table:table-cell table:style-name="ce70" table:number-columns-repeated="2"/>
          <table:table-cell table:style-name="ce87" office:value-type="float" office:value="32" calcext:value-type="float">
            <text:p>32</text:p>
          </table:table-cell>
          <table:table-cell table:style-name="ce99" office:value-type="string" calcext:value-type="string">
            <text:p>-</text:p>
          </table:table-cell>
          <table:table-cell table:style-name="ce107" office:value-type="string" calcext:value-type="string">
            <text:p><text:s/>Loss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22506006.6021408" calcext:value-type="float">
            <text:p><text:s/>22,506,007 <text:s/></text:p>
          </table:table-cell>
          <table:table-cell table:style-name="ce69" table:number-columns-repeated="2"/>
          <table:table-cell table:style-name="ce86" office:value-type="float" office:value="33" calcext:value-type="float">
            <text:p>33</text:p>
          </table:table-cell>
          <table:table-cell table:style-name="ce40" office:value-type="string" calcext:value-type="string">
            <text:p>=</text:p>
          </table:table-cell>
          <table:table-cell table:style-name="ce106" office:value-type="string" calcext:value-type="string">
            <text:p>Total Final Consumption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18906163.9833528" calcext:value-type="float">
            <text:p><text:s/>18,906,164 <text:s/></text:p>
          </table:table-cell>
          <table:table-cell table:style-name="ce70" table:number-columns-repeated="2"/>
          <table:table-cell table:style-name="ce87" office:value-type="float" office:value="34" calcext:value-type="float">
            <text:p>34</text:p>
          </table:table-cell>
          <table:table-cell table:style-name="ce99"/>
          <table:table-cell table:style-name="ce107" office:value-type="string" calcext:value-type="string">
            <text:p>Energy Consump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642742.0439868" calcext:value-type="float">
            <text:p><text:s/>9,642,742 <text:s/></text:p>
          </table:table-cell>
          <table:table-cell table:style-name="ce68" table:number-columns-repeated="2"/>
          <table:table-cell table:style-name="ce85" office:value-type="float" office:value="35" calcext:value-type="float">
            <text:p>35</text:p>
          </table:table-cell>
          <table:table-cell table:style-name="ce98"/>
          <table:table-cell table:style-name="ce105" office:value-type="string" calcext:value-type="string">
            <text:p><text:s text:c="4"/>Industrial Sector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7930.461164" calcext:value-type="float">
            <text:p><text:s/>77,930 <text:s/></text:p>
          </table:table-cell>
          <table:table-cell table:style-name="ce68" table:number-columns-repeated="2"/>
          <table:table-cell table:style-name="ce85" office:value-type="float" office:value="36" calcext:value-type="float">
            <text:p>36</text:p>
          </table:table-cell>
          <table:table-cell table:style-name="ce98"/>
          <table:table-cell table:style-name="ce105" office:value-type="string" calcext:value-type="string">
            <text:p><text:s text:c="8"/>Mining and Quarrying(excluding coal,oil and gas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87460.021178" calcext:value-type="float">
            <text:p><text:s/>587,460 <text:s/></text:p>
          </table:table-cell>
          <table:table-cell table:style-name="ce68" table:number-columns-repeated="2"/>
          <table:table-cell table:style-name="ce85" office:value-type="float" office:value="37" calcext:value-type="float">
            <text:p>37</text:p>
          </table:table-cell>
          <table:table-cell table:style-name="ce98"/>
          <table:table-cell table:style-name="ce105" office:value-type="string" calcext:value-type="string">
            <text:p><text:s text:c="8"/>Food, Beverage and Tobacco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98437.943806" calcext:value-type="float">
            <text:p><text:s/>1,298,438 <text:s/></text:p>
          </table:table-cell>
          <table:table-cell table:style-name="ce68" table:number-columns-repeated="2"/>
          <table:table-cell table:style-name="ce85" office:value-type="float" office:value="38" calcext:value-type="float">
            <text:p>38</text:p>
          </table:table-cell>
          <table:table-cell table:style-name="ce98"/>
          <table:table-cell table:style-name="ce105" office:value-type="string" calcext:value-type="string">
            <text:p><text:s text:c="8"/>Textile,Wearing Apparel and Accesso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6626.800926" calcext:value-type="float">
            <text:p><text:s/>36,627 <text:s/></text:p>
          </table:table-cell>
          <table:table-cell table:style-name="ce68" table:number-columns-repeated="2"/>
          <table:table-cell table:style-name="ce85" office:value-type="float" office:value="39" calcext:value-type="float">
            <text:p>39</text:p>
          </table:table-cell>
          <table:table-cell table:style-name="ce98"/>
          <table:table-cell table:style-name="ce105" office:value-type="string" calcext:value-type="string">
            <text:p><text:s text:c="8"/>Leather and Fu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6233.82936" calcext:value-type="float">
            <text:p><text:s/>66,234 <text:s/></text:p>
          </table:table-cell>
          <table:table-cell table:style-name="ce68" table:number-columns-repeated="2"/>
          <table:table-cell table:style-name="ce85" office:value-type="float" office:value="40" calcext:value-type="float">
            <text:p>40</text:p>
          </table:table-cell>
          <table:table-cell table:style-name="ce98"/>
          <table:table-cell table:style-name="ce105" office:value-type="string" calcext:value-type="string">
            <text:p><text:s text:c="8"/>Wood, Bamboo and Furni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74262.151332" calcext:value-type="float">
            <text:p><text:s/>674,262 <text:s/></text:p>
          </table:table-cell>
          <table:table-cell table:style-name="ce68" table:number-columns-repeated="2"/>
          <table:table-cell table:style-name="ce85" office:value-type="float" office:value="41" calcext:value-type="float">
            <text:p>41</text:p>
          </table:table-cell>
          <table:table-cell table:style-name="ce98"/>
          <table:table-cell table:style-name="ce105" office:value-type="string" calcext:value-type="string">
            <text:p><text:s text:c="8"/>Pulp, Paper and Paper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221.55286" calcext:value-type="float">
            <text:p><text:s/>15,222 <text:s/></text:p>
          </table:table-cell>
          <table:table-cell table:style-name="ce68" table:number-columns-repeated="2"/>
          <table:table-cell table:style-name="ce85" office:value-type="float" office:value="42" calcext:value-type="float">
            <text:p>42</text:p>
          </table:table-cell>
          <table:table-cell table:style-name="ce98"/>
          <table:table-cell table:style-name="ce105" office:value-type="string" calcext:value-type="string">
            <text:p><text:s text:c="8"/>Print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73893.18017" calcext:value-type="float">
            <text:p><text:s/>1,473,893 <text:s/></text:p>
          </table:table-cell>
          <table:table-cell table:style-name="ce68" table:number-columns-repeated="2"/>
          <table:table-cell table:style-name="ce85" office:value-type="float" office:value="43" calcext:value-type="float">
            <text:p>43</text:p>
          </table:table-cell>
          <table:table-cell table:style-name="ce98"/>
          <table:table-cell table:style-name="ce105" office:value-type="string" calcext:value-type="string">
            <text:p><text:s text:c="8"/>Chemical Material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16045.600232" calcext:value-type="float">
            <text:p><text:s/>716,046 <text:s/></text:p>
          </table:table-cell>
          <table:table-cell table:style-name="ce68" table:number-columns-repeated="2"/>
          <table:table-cell table:style-name="ce85" office:value-type="float" office:value="44" calcext:value-type="float">
            <text:p>44</text:p>
          </table:table-cell>
          <table:table-cell table:style-name="ce98"/>
          <table:table-cell table:style-name="ce105" office:value-type="string" calcext:value-type="string">
            <text:p><text:s text:c="12"/>Basic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642170.080222" calcext:value-type="float">
            <text:p>( 642,170 <text:s/>)</text:p>
          </table:table-cell>
          <table:table-cell table:style-name="ce71"/>
          <table:table-cell table:style-name="ce68"/>
          <table:table-cell table:style-name="ce85" office:value-type="float" office:value="45" calcext:value-type="float">
            <text:p>45</text:p>
          </table:table-cell>
          <table:table-cell table:style-name="ce98"/>
          <table:table-cell table:style-name="ce105" office:value-type="string" calcext:value-type="string">
            <text:p><text:s text:c="16"/>(Basic Industrial Chemic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51034.304" calcext:value-type="float">
            <text:p>( 51,034 <text:s/>)</text:p>
          </table:table-cell>
          <table:table-cell table:style-name="ce71"/>
          <table:table-cell table:style-name="ce68"/>
          <table:table-cell table:style-name="ce85" office:value-type="float" office:value="46" calcext:value-type="float">
            <text:p>46</text:p>
          </table:table-cell>
          <table:table-cell table:style-name="ce98"/>
          <table:table-cell table:style-name="ce105" office:value-type="string" calcext:value-type="string">
            <text:p><text:s text:c="16"/>(Petrochemical Materi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2841.21601" calcext:value-type="float">
            <text:p>( 22,841 <text:s/>)</text:p>
          </table:table-cell>
          <table:table-cell table:style-name="ce71"/>
          <table:table-cell table:style-name="ce68"/>
          <table:table-cell table:style-name="ce85" office:value-type="float" office:value="47" calcext:value-type="float">
            <text:p>47</text:p>
          </table:table-cell>
          <table:table-cell table:style-name="ce98"/>
          <table:table-cell table:style-name="ce105" office:value-type="string" calcext:value-type="string">
            <text:p><text:s text:c="16"/>(Chemical Fertilizer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76314.5572" calcext:value-type="float">
            <text:p><text:s/>376,315 <text:s/></text:p>
          </table:table-cell>
          <table:table-cell table:style-name="ce68" table:number-columns-repeated="2"/>
          <table:table-cell table:style-name="ce85" office:value-type="float" office:value="48" calcext:value-type="float">
            <text:p>48</text:p>
          </table:table-cell>
          <table:table-cell table:style-name="ce98"/>
          <table:table-cell table:style-name="ce105" office:value-type="string" calcext:value-type="string">
            <text:p><text:s text:c="12"/>Artificial Fib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64324.209738" calcext:value-type="float">
            <text:p><text:s/>364,324 <text:s/></text:p>
          </table:table-cell>
          <table:table-cell table:style-name="ce68" table:number-columns-repeated="2"/>
          <table:table-cell table:style-name="ce85" office:value-type="float" office:value="49" calcext:value-type="float">
            <text:p>49</text:p>
          </table:table-cell>
          <table:table-cell table:style-name="ce98"/>
          <table:table-cell table:style-name="ce105" office:value-type="string" calcext:value-type="string">
            <text:p><text:s text:c="12"/>Resin, Plastics and Rubber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17208.813" calcext:value-type="float">
            <text:p><text:s/>17,209 <text:s/></text:p>
          </table:table-cell>
          <table:table-cell table:style-name="ce72"/>
          <table:table-cell table:style-name="ce77"/>
          <table:table-cell table:style-name="ce88" office:value-type="float" office:value="50" calcext:value-type="float">
            <text:p>50</text:p>
          </table:table-cell>
          <table:table-cell table:style-name="ce100"/>
          <table:table-cell table:style-name="ce108" office:value-type="string" calcext:value-type="string">
            <text:p><text:s text:c="12"/>Other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1719.90574" calcext:value-type="float">
            <text:p><text:s/>161,720 <text:s/></text:p>
          </table:table-cell>
          <table:table-cell table:style-name="ce68"/>
          <table:table-cell table:style-name="ce78"/>
          <table:table-cell table:style-name="ce89" office:value-type="float" office:value="51" calcext:value-type="float">
            <text:p>51</text:p>
          </table:table-cell>
          <table:table-cell table:style-name="ce98"/>
          <table:table-cell table:style-name="ce105" office:value-type="string" calcext:value-type="string">
            <text:p><text:s text:c="8"/>Chemical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1089.964946" calcext:value-type="float">
            <text:p><text:s/>141,090 <text:s/></text:p>
          </table:table-cell>
          <table:table-cell table:style-name="ce68"/>
          <table:table-cell table:style-name="ce78"/>
          <table:table-cell table:style-name="ce89" office:value-type="float" office:value="52" calcext:value-type="float">
            <text:p>52</text:p>
          </table:table-cell>
          <table:table-cell table:style-name="ce98"/>
          <table:table-cell table:style-name="ce105" office:value-type="string" calcext:value-type="string">
            <text:p><text:s text:c="8"/>Rubber Products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666201.429286" calcext:value-type="float">
            <text:p><text:s/>666,201 <text:s/></text:p>
          </table:table-cell>
          <table:table-cell table:style-name="ce72"/>
          <table:table-cell table:style-name="ce77"/>
          <table:table-cell table:style-name="ce88" office:value-type="float" office:value="53" calcext:value-type="float">
            <text:p>53</text:p>
          </table:table-cell>
          <table:table-cell table:style-name="ce100"/>
          <table:table-cell table:style-name="ce108" office:value-type="string" calcext:value-type="string">
            <text:p><text:s text:c="8"/>Plastic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88346.01846" calcext:value-type="float">
            <text:p><text:s/>2,288,346 <text:s/></text:p>
          </table:table-cell>
          <table:table-cell table:style-name="ce68"/>
          <table:table-cell table:style-name="ce78"/>
          <table:table-cell table:style-name="ce89" office:value-type="float" office:value="54" calcext:value-type="float">
            <text:p>54</text:p>
          </table:table-cell>
          <table:table-cell table:style-name="ce98"/>
          <table:table-cell table:style-name="ce105" office:value-type="string" calcext:value-type="string">
            <text:p><text:s text:c="8"/>Non-metallic Mineral Produc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95964.571066" calcext:value-type="float">
            <text:p><text:s/>1,395,965 <text:s/></text:p>
          </table:table-cell>
          <table:table-cell table:style-name="ce68"/>
          <table:table-cell table:style-name="ce78"/>
          <table:table-cell table:style-name="ce89" office:value-type="float" office:value="55" calcext:value-type="float">
            <text:p>55</text:p>
          </table:table-cell>
          <table:table-cell table:style-name="ce98"/>
          <table:table-cell table:style-name="ce105" office:value-type="string" calcext:value-type="string">
            <text:p><text:s text:c="12"/>Cement and Cement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92381.447394" calcext:value-type="float">
            <text:p><text:s/>892,381 <text:s/></text:p>
          </table:table-cell>
          <table:table-cell table:style-name="ce68"/>
          <table:table-cell table:style-name="ce78"/>
          <table:table-cell table:style-name="ce89" office:value-type="float" office:value="56" calcext:value-type="float">
            <text:p>56</text:p>
          </table:table-cell>
          <table:table-cell table:style-name="ce98"/>
          <table:table-cell table:style-name="ce105" office:value-type="string" calcext:value-type="string">
            <text:p><text:s text:c="12"/>Oth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22288.0468" calcext:value-type="float">
            <text:p>( 122,288 <text:s/>)</text:p>
          </table:table-cell>
          <table:table-cell table:style-name="ce71"/>
          <table:table-cell table:style-name="ce78"/>
          <table:table-cell table:style-name="ce89" office:value-type="float" office:value="57" calcext:value-type="float">
            <text:p>57</text:p>
          </table:table-cell>
          <table:table-cell table:style-name="ce98"/>
          <table:table-cell table:style-name="ce105" office:value-type="string" calcext:value-type="string">
            <text:p><text:s text:c="16"/>(Pottery, China and Earthware)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0" calcext:value-type="float">
            <text:p/>
          </table:table-cell>
          <table:table-cell table:style-name="ce47" office:value-type="float" office:value="219143.9552" calcext:value-type="float">
            <text:p>( 219,144 <text:s/>)</text:p>
          </table:table-cell>
          <table:table-cell table:style-name="ce73"/>
          <table:table-cell table:style-name="ce77"/>
          <table:table-cell table:style-name="ce88" office:value-type="float" office:value="58" calcext:value-type="float">
            <text:p>58</text:p>
          </table:table-cell>
          <table:table-cell table:style-name="ce100"/>
          <table:table-cell table:style-name="ce108" office:value-type="string" calcext:value-type="string">
            <text:p><text:s text:c="16"/>(Glass and Glass Produc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03438.3855888" calcext:value-type="float">
            <text:p><text:s/>1,203,438 <text:s/></text:p>
          </table:table-cell>
          <table:table-cell table:style-name="ce68"/>
          <table:table-cell table:style-name="ce78"/>
          <table:table-cell table:style-name="ce89" office:value-type="float" office:value="59" calcext:value-type="float">
            <text:p>59</text:p>
          </table:table-cell>
          <table:table-cell table:style-name="ce98"/>
          <table:table-cell table:style-name="ce105" office:value-type="string" calcext:value-type="string">
            <text:p><text:s text:c="8"/>Basic Metal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22360.4876328" calcext:value-type="float">
            <text:p><text:s/>1,122,360 <text:s/></text:p>
          </table:table-cell>
          <table:table-cell table:style-name="ce68"/>
          <table:table-cell table:style-name="ce78"/>
          <table:table-cell table:style-name="ce89" office:value-type="float" office:value="60" calcext:value-type="float">
            <text:p>60</text:p>
          </table:table-cell>
          <table:table-cell table:style-name="ce98"/>
          <table:table-cell table:style-name="ce105" office:value-type="string" calcext:value-type="string">
            <text:p><text:s text:c="12"/>Iron and Steel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1077.897956" calcext:value-type="float">
            <text:p><text:s/>81,078 <text:s/></text:p>
          </table:table-cell>
          <table:table-cell table:style-name="ce68"/>
          <table:table-cell table:style-name="ce78"/>
          <table:table-cell table:style-name="ce89" office:value-type="float" office:value="61" calcext:value-type="float">
            <text:p>61</text:p>
          </table:table-cell>
          <table:table-cell table:style-name="ce98"/>
          <table:table-cell table:style-name="ce105" office:value-type="string" calcext:value-type="string">
            <text:p><text:s text:c="12"/>Other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6513.535196" calcext:value-type="float">
            <text:p>( 6,514 <text:s/>)</text:p>
          </table:table-cell>
          <table:table-cell table:style-name="ce71"/>
          <table:table-cell table:style-name="ce78"/>
          <table:table-cell table:style-name="ce89" office:value-type="float" office:value="62" calcext:value-type="float">
            <text:p>62</text:p>
          </table:table-cell>
          <table:table-cell table:style-name="ce98"/>
          <table:table-cell table:style-name="ce105" office:value-type="string" calcext:value-type="string">
            <text:p><text:s text:c="16"/>(Aluminum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9013.36724" calcext:value-type="float">
            <text:p><text:s/>259,013 <text:s/></text:p>
          </table:table-cell>
          <table:table-cell table:style-name="ce68"/>
          <table:table-cell table:style-name="ce78"/>
          <table:table-cell table:style-name="ce89" office:value-type="float" office:value="63" calcext:value-type="float">
            <text:p>63</text:p>
          </table:table-cell>
          <table:table-cell table:style-name="ce98"/>
          <table:table-cell table:style-name="ce105" office:value-type="string" calcext:value-type="string">
            <text:p><text:s text:c="8"/>Fabricated Metal Products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96955.615986" calcext:value-type="float">
            <text:p><text:s/>96,956 <text:s/></text:p>
          </table:table-cell>
          <table:table-cell table:style-name="ce72"/>
          <table:table-cell table:style-name="ce77"/>
          <table:table-cell table:style-name="ce88" office:value-type="float" office:value="64" calcext:value-type="float">
            <text:p>64</text:p>
          </table:table-cell>
          <table:table-cell table:style-name="ce100"/>
          <table:table-cell table:style-name="ce108" office:value-type="string" calcext:value-type="string">
            <text:p><text:s text:c="8"/>Machinery and Equipmen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5448.273548" calcext:value-type="float">
            <text:p><text:s/>255,448 <text:s/></text:p>
          </table:table-cell>
          <table:table-cell table:style-name="ce68"/>
          <table:table-cell table:style-name="ce78"/>
          <table:table-cell table:style-name="ce89" office:value-type="float" office:value="65" calcext:value-type="float">
            <text:p>65</text:p>
          </table:table-cell>
          <table:table-cell table:style-name="ce98"/>
          <table:table-cell table:style-name="ce105" office:value-type="string" calcext:value-type="string">
            <text:p><text:s text:c="8"/>Electrical and Electronic Machiner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5" office:value-type="float" office:value="66" calcext:value-type="float">
            <text:p>66</text:p>
          </table:table-cell>
          <table:table-cell table:style-name="ce98"/>
          <table:table-cell table:style-name="ce105" office:value-type="string" calcext:value-type="string">
            <text:p><text:s text:c="8"/>(Electronic Par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1733.11563" calcext:value-type="float">
            <text:p><text:s/>91,733 <text:s/></text:p>
          </table:table-cell>
          <table:table-cell table:style-name="ce68" table:number-columns-repeated="2"/>
          <table:table-cell table:style-name="ce85" office:value-type="float" office:value="67" calcext:value-type="float">
            <text:p>67</text:p>
          </table:table-cell>
          <table:table-cell table:style-name="ce98"/>
          <table:table-cell table:style-name="ce105" office:value-type="string" calcext:value-type="string">
            <text:p><text:s text:c="8"/>Transport Equip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68" calcext:value-type="float">
            <text:p>68</text:p>
          </table:table-cell>
          <table:table-cell table:style-name="ce98"/>
          <table:table-cell table:style-name="ce105" office:value-type="string" calcext:value-type="string">
            <text:p><text:s text:c="8"/>Precision Instru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8088.60296" calcext:value-type="float">
            <text:p><text:s/>98,089 <text:s/></text:p>
          </table:table-cell>
          <table:table-cell table:style-name="ce68" table:number-columns-repeated="2"/>
          <table:table-cell table:style-name="ce85" office:value-type="float" office:value="69" calcext:value-type="float">
            <text:p>69</text:p>
          </table:table-cell>
          <table:table-cell table:style-name="ce98"/>
          <table:table-cell table:style-name="ce105" office:value-type="string" calcext:value-type="string">
            <text:p><text:s text:c="8"/>Miscellaneous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4099.19407" calcext:value-type="float">
            <text:p><text:s/>54,099 <text:s/></text:p>
          </table:table-cell>
          <table:table-cell table:style-name="ce68" table:number-columns-repeated="2"/>
          <table:table-cell table:style-name="ce85" office:value-type="float" office:value="70" calcext:value-type="float">
            <text:p>70</text:p>
          </table:table-cell>
          <table:table-cell table:style-name="ce98"/>
          <table:table-cell table:style-name="ce105" office:value-type="string" calcext:value-type="string">
            <text:p><text:s text:c="8"/>Water Supply and Remediation Activit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6542.229736" calcext:value-type="float">
            <text:p><text:s/>96,542 <text:s/></text:p>
          </table:table-cell>
          <table:table-cell table:style-name="ce68" table:number-columns-repeated="2"/>
          <table:table-cell table:style-name="ce85" office:value-type="float" office:value="71" calcext:value-type="float">
            <text:p>71</text:p>
          </table:table-cell>
          <table:table-cell table:style-name="ce98"/>
          <table:table-cell table:style-name="ce105" office:value-type="string" calcext:value-type="string">
            <text:p><text:s text:c="8"/>Construc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9" table:number-columns-repeated="2"/>
          <table:table-cell table:style-name="ce86" office:value-type="float" office:value="72" calcext:value-type="float">
            <text:p>72</text:p>
          </table:table-cell>
          <table:table-cell table:style-name="ce40"/>
          <table:table-cell table:style-name="ce106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253856.27465" calcext:value-type="float">
            <text:p><text:s/>4,253,856 <text:s/></text:p>
          </table:table-cell>
          <table:table-cell table:style-name="ce68" table:number-columns-repeated="2"/>
          <table:table-cell table:style-name="ce84" office:value-type="float" office:value="73" calcext:value-type="float">
            <text:p>73</text:p>
          </table:table-cell>
          <table:table-cell table:style-name="ce37"/>
          <table:table-cell table:style-name="ce104" office:value-type="string" calcext:value-type="string">
            <text:p><text:s text:c="4"/>Transport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9958.98" calcext:value-type="float">
            <text:p><text:s/>49,959 <text:s/></text:p>
          </table:table-cell>
          <table:table-cell table:style-name="ce68" table:number-columns-repeated="2"/>
          <table:table-cell table:style-name="ce85" office:value-type="float" office:value="74" calcext:value-type="float">
            <text:p>74</text:p>
          </table:table-cell>
          <table:table-cell table:style-name="ce98"/>
          <table:table-cell table:style-name="ce105" office:value-type="string" calcext:value-type="string">
            <text:p><text:s text:c="8"/>Domestic Ai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957227.46" calcext:value-type="float">
            <text:p><text:s/>3,957,227 <text:s/></text:p>
          </table:table-cell>
          <table:table-cell table:style-name="ce68" table:number-columns-repeated="2"/>
          <table:table-cell table:style-name="ce85" office:value-type="float" office:value="75" calcext:value-type="float">
            <text:p>75</text:p>
          </table:table-cell>
          <table:table-cell table:style-name="ce98"/>
          <table:table-cell table:style-name="ce105" office:value-type="string" calcext:value-type="string">
            <text:p><text:s text:c="8"/>Roa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8443.79465" calcext:value-type="float">
            <text:p><text:s/>58,444 <text:s/></text:p>
          </table:table-cell>
          <table:table-cell table:style-name="ce68" table:number-columns-repeated="2"/>
          <table:table-cell table:style-name="ce85" office:value-type="float" office:value="76" calcext:value-type="float">
            <text:p>76</text:p>
          </table:table-cell>
          <table:table-cell table:style-name="ce98"/>
          <table:table-cell table:style-name="ce105" office:value-type="string" calcext:value-type="string">
            <text:p><text:s text:c="8"/>R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77" calcext:value-type="float">
            <text:p>77</text:p>
          </table:table-cell>
          <table:table-cell table:style-name="ce98"/>
          <table:table-cell table:style-name="ce105" office:value-type="string" calcext:value-type="string">
            <text:p><text:s text:c="8"/>Pipeline Transpor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8226.04" calcext:value-type="float">
            <text:p><text:s/>188,226 <text:s/></text:p>
          </table:table-cell>
          <table:table-cell table:style-name="ce68" table:number-columns-repeated="2"/>
          <table:table-cell table:style-name="ce85" office:value-type="float" office:value="78" calcext:value-type="float">
            <text:p>78</text:p>
          </table:table-cell>
          <table:table-cell table:style-name="ce98"/>
          <table:table-cell table:style-name="ce105" office:value-type="string" calcext:value-type="string">
            <text:p><text:s text:c="8"/>Internal Navig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9" table:number-columns-repeated="2"/>
          <table:table-cell table:style-name="ce86" office:value-type="float" office:value="79" calcext:value-type="float">
            <text:p>79</text:p>
          </table:table-cell>
          <table:table-cell table:style-name="ce40"/>
          <table:table-cell table:style-name="ce106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20089.424154" calcext:value-type="float">
            <text:p><text:s/>920,089 <text:s/></text:p>
          </table:table-cell>
          <table:table-cell table:style-name="ce68" table:number-columns-repeated="2"/>
          <table:table-cell table:style-name="ce84" office:value-type="float" office:value="80" calcext:value-type="float">
            <text:p>80</text:p>
          </table:table-cell>
          <table:table-cell table:style-name="ce37"/>
          <table:table-cell table:style-name="ce104" office:value-type="string" calcext:value-type="string">
            <text:p><text:s text:c="4"/>Agricultur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116.532408" calcext:value-type="float">
            <text:p><text:s/>22,117 <text:s/></text:p>
          </table:table-cell>
          <table:table-cell table:style-name="ce68" table:number-columns-repeated="2"/>
          <table:table-cell table:style-name="ce85" office:value-type="float" office:value="81" calcext:value-type="float">
            <text:p>81</text:p>
          </table:table-cell>
          <table:table-cell table:style-name="ce98"/>
          <table:table-cell table:style-name="ce105" office:value-type="string" calcext:value-type="string">
            <text:p><text:s text:c="8"/>Agriculture, Animal Husbandry and Forestry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897972.891746" calcext:value-type="float">
            <text:p><text:s/>897,973 <text:s/></text:p>
          </table:table-cell>
          <table:table-cell table:style-name="ce69" table:number-columns-repeated="2"/>
          <table:table-cell table:style-name="ce86" office:value-type="float" office:value="82" calcext:value-type="float">
            <text:p>82</text:p>
          </table:table-cell>
          <table:table-cell table:style-name="ce40"/>
          <table:table-cell table:style-name="ce106" office:value-type="string" calcext:value-type="string">
            <text:p><text:s text:c="8"/>Fishing and Aquacul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87297.470084" calcext:value-type="float">
            <text:p><text:s/>1,787,297 <text:s/></text:p>
          </table:table-cell>
          <table:table-cell table:style-name="ce68" table:number-columns-repeated="2"/>
          <table:table-cell table:style-name="ce85" office:value-type="float" office:value="83" calcext:value-type="float">
            <text:p>83</text:p>
          </table:table-cell>
          <table:table-cell table:style-name="ce98"/>
          <table:table-cell table:style-name="ce105" office:value-type="string" calcext:value-type="string">
            <text:p><text:s text:c="4"/>Servic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5223.9487778605" calcext:value-type="float">
            <text:p><text:s/>75,224 <text:s/></text:p>
          </table:table-cell>
          <table:table-cell table:style-name="ce68" table:number-columns-repeated="2"/>
          <table:table-cell table:style-name="ce85" office:value-type="float" office:value="84" calcext:value-type="float">
            <text:p>84</text:p>
          </table:table-cell>
          <table:table-cell table:style-name="ce98"/>
          <table:table-cell table:style-name="ce105" office:value-type="string" calcext:value-type="string">
            <text:p><text:s text:c="8"/>Wholesale and Ret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2721.974684921" calcext:value-type="float">
            <text:p><text:s/>192,722 <text:s/></text:p>
          </table:table-cell>
          <table:table-cell table:style-name="ce68" table:number-columns-repeated="2"/>
          <table:table-cell table:style-name="ce85" office:value-type="float" office:value="85" calcext:value-type="float">
            <text:p>85</text:p>
          </table:table-cell>
          <table:table-cell table:style-name="ce98"/>
          <table:table-cell table:style-name="ce105" office:value-type="string" calcext:value-type="string">
            <text:p><text:s text:c="8"/>Hotels and Restaur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496.880276" calcext:value-type="float">
            <text:p><text:s/>19,497 <text:s/></text:p>
          </table:table-cell>
          <table:table-cell table:style-name="ce68" table:number-columns-repeated="2"/>
          <table:table-cell table:style-name="ce85" office:value-type="float" office:value="86" calcext:value-type="float">
            <text:p>86</text:p>
          </table:table-cell>
          <table:table-cell table:style-name="ce98"/>
          <table:table-cell table:style-name="ce105" office:value-type="string" calcext:value-type="string">
            <text:p><text:s text:c="8"/>Transport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7439.2018" calcext:value-type="float">
            <text:p><text:s/>37,439 <text:s/></text:p>
          </table:table-cell>
          <table:table-cell table:style-name="ce68" table:number-columns-repeated="2"/>
          <table:table-cell table:style-name="ce85" office:value-type="float" office:value="87" calcext:value-type="float">
            <text:p>87</text:p>
          </table:table-cell>
          <table:table-cell table:style-name="ce98"/>
          <table:table-cell table:style-name="ce105" office:value-type="string" calcext:value-type="string">
            <text:p><text:s text:c="8"/>Storage and Warehous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7480.079722" calcext:value-type="float">
            <text:p><text:s/>37,480 <text:s/></text:p>
          </table:table-cell>
          <table:table-cell table:style-name="ce68" table:number-columns-repeated="2"/>
          <table:table-cell table:style-name="ce85" office:value-type="float" office:value="88" calcext:value-type="float">
            <text:p>88</text:p>
          </table:table-cell>
          <table:table-cell table:style-name="ce98"/>
          <table:table-cell table:style-name="ce105" office:value-type="string" calcext:value-type="string">
            <text:p><text:s text:c="8"/>Communica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709.687316448" calcext:value-type="float">
            <text:p><text:s/>26,710 <text:s/></text:p>
          </table:table-cell>
          <table:table-cell table:style-name="ce68" table:number-columns-repeated="2"/>
          <table:table-cell table:style-name="ce85" office:value-type="float" office:value="89" calcext:value-type="float">
            <text:p>89</text:p>
          </table:table-cell>
          <table:table-cell table:style-name="ce98"/>
          <table:table-cell table:style-name="ce105" office:value-type="string" calcext:value-type="string">
            <text:p><text:s text:c="8"/>Finance, Insurance and Real Estat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875.49392068084" calcext:value-type="float">
            <text:p><text:s/>6,875 <text:s/></text:p>
          </table:table-cell>
          <table:table-cell table:style-name="ce68" table:number-columns-repeated="2"/>
          <table:table-cell table:style-name="ce85" office:value-type="float" office:value="90" calcext:value-type="float">
            <text:p>90</text:p>
          </table:table-cell>
          <table:table-cell table:style-name="ce98"/>
          <table:table-cell table:style-name="ce105" office:value-type="string" calcext:value-type="string">
            <text:p><text:s text:c="8"/>Business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5883.4707760902" calcext:value-type="float">
            <text:p><text:s/>95,883 <text:s/></text:p>
          </table:table-cell>
          <table:table-cell table:style-name="ce68" table:number-columns-repeated="2"/>
          <table:table-cell table:style-name="ce85" office:value-type="float" office:value="91" calcext:value-type="float">
            <text:p>91</text:p>
          </table:table-cell>
          <table:table-cell table:style-name="ce98"/>
          <table:table-cell table:style-name="ce105" office:value-type="string" calcext:value-type="string">
            <text:p><text:s text:c="8"/>Social and Personal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76282.506526" calcext:value-type="float">
            <text:p><text:s/>876,283 <text:s/></text:p>
          </table:table-cell>
          <table:table-cell table:style-name="ce68" table:number-columns-repeated="2"/>
          <table:table-cell table:style-name="ce85" office:value-type="float" office:value="92" calcext:value-type="float">
            <text:p>92</text:p>
          </table:table-cell>
          <table:table-cell table:style-name="ce98"/>
          <table:table-cell table:style-name="ce105" office:value-type="string" calcext:value-type="string">
            <text:p><text:s text:c="8"/>Public Administr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419184.226284" calcext:value-type="float">
            <text:p><text:s/>419,184 <text:s/></text:p>
          </table:table-cell>
          <table:table-cell table:style-name="ce69" table:number-columns-repeated="2"/>
          <table:table-cell table:style-name="ce86" office:value-type="float" office:value="93" calcext:value-type="float">
            <text:p>93</text:p>
          </table:table-cell>
          <table:table-cell table:style-name="ce40"/>
          <table:table-cell table:style-name="ce106" office:value-type="string" calcext:value-type="string">
            <text:p><text:s text:c="8"/>Activities Not Adequately Defined </text:p>
          </table:table-cell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2302178.770478" calcext:value-type="float">
            <text:p><text:s/>2,302,179 <text:s/></text:p>
          </table:table-cell>
          <table:table-cell table:style-name="ce69" table:number-columns-repeated="2"/>
          <table:table-cell table:style-name="ce86" office:value-type="float" office:value="94" calcext:value-type="float">
            <text:p>94</text:p>
          </table:table-cell>
          <table:table-cell table:style-name="ce40"/>
          <table:table-cell table:style-name="ce106" office:value-type="string" calcext:value-type="string">
            <text:p><text:s text:c="4"/>Residential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599842.61878799" calcext:value-type="float">
            <text:p><text:s/>3,599,843 <text:s/></text:p>
          </table:table-cell>
          <table:table-cell table:style-name="ce68" table:number-columns-repeated="2"/>
          <table:table-cell table:style-name="ce84" office:value-type="float" office:value="95" calcext:value-type="float">
            <text:p>95</text:p>
          </table:table-cell>
          <table:table-cell table:style-name="ce37"/>
          <table:table-cell table:style-name="ce104" office:value-type="string" calcext:value-type="string">
            <text:p>Non-Energy Us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599842.61878799" calcext:value-type="float">
            <text:p><text:s/>3,599,843 <text:s/></text:p>
          </table:table-cell>
          <table:table-cell table:style-name="ce68" table:number-columns-repeated="2"/>
          <table:table-cell table:style-name="ce85" office:value-type="float" office:value="96" calcext:value-type="float">
            <text:p>96</text:p>
          </table:table-cell>
          <table:table-cell table:style-name="ce98"/>
          <table:table-cell table:style-name="ce105" office:value-type="string" calcext:value-type="string">
            <text:p><text:s text:c="4"/>in Industry/Transf./Energ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276389.5375" calcext:value-type="float">
            <text:p>( 2,276,390 <text:s/>)</text:p>
          </table:table-cell>
          <table:table-cell table:style-name="ce71"/>
          <table:table-cell table:style-name="ce68"/>
          <table:table-cell table:style-name="ce85" office:value-type="float" office:value="97" calcext:value-type="float">
            <text:p>97</text:p>
          </table:table-cell>
          <table:table-cell table:style-name="ce98"/>
          <table:table-cell table:style-name="ce105" office:value-type="string" calcext:value-type="string">
            <text:p><text:s text:c="8"/>(Feedstock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98" calcext:value-type="float">
            <text:p>98</text:p>
          </table:table-cell>
          <table:table-cell table:style-name="ce98"/>
          <table:table-cell table:style-name="ce105" office:value-type="string" calcext:value-type="string">
            <text:p><text:s text:c="4"/>in Transport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9" table:number-columns-repeated="2"/>
          <table:table-cell table:style-name="ce86" office:value-type="float" office:value="99" calcext:value-type="float">
            <text:p>99</text:p>
          </table:table-cell>
          <table:table-cell table:style-name="ce40"/>
          <table:table-cell table:style-name="ce106" office:value-type="string" calcext:value-type="string">
            <text:p><text:s text:c="4"/>in Other Sectors</text:p>
          </table:table-cell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2"/>
          <table:table-cell table:style-name="ce66" table:number-columns-repeated="2"/>
          <table:table-cell table:style-name="ce48" office:value-type="float" office:value="0" calcext:value-type="float">
            <text:p><text:s/></text:p>
          </table:table-cell>
          <table:table-cell table:style-name="ce90" office:value-type="float" office:value="0" calcext:value-type="float">
            <text:p><text:s/></text:p>
          </table:table-cell>
          <table:table-cell table:style-name="ce48" office:value-type="float" office:value="0" calcext:value-type="float">
            <text:p><text:s/></text:p>
          </table:table-cell>
          <table:table-cell table:style-name="ce109" office:value-type="string" calcext:value-type="string">
            <text:p>Electricity and Heat Outpu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1594769.673" calcext:value-type="float">
            <text:p><text:s/>61,594,770 <text:s/></text:p>
          </table:table-cell>
          <table:table-cell table:style-name="ce74"/>
          <table:table-cell table:style-name="ce79"/>
          <table:table-cell table:style-name="ce91" office:value-type="float" office:value="1" calcext:value-type="float">
            <text:p>1</text:p>
          </table:table-cell>
          <table:table-cell table:style-name="ce101" office:value-type="string" calcext:value-type="string">
            <text:p><text:s/></text:p>
          </table:table-cell>
          <table:table-cell table:style-name="ce110" office:value-type="string" calcext:value-type="string">
            <text:p>Electricity Generated (MWh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1594769.673" calcext:value-type="float">
            <text:p><text:s/>61,594,770 <text:s/></text:p>
          </table:table-cell>
          <table:table-cell table:style-name="ce74"/>
          <table:table-cell table:style-name="ce79"/>
          <table:table-cell table:style-name="ce91" office:value-type="float" office:value="2" calcext:value-type="float">
            <text:p>2</text:p>
          </table:table-cell>
          <table:table-cell table:style-name="ce101"/>
          <table:table-cell table:style-name="ce110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4"/>
          <table:table-cell table:style-name="ce79"/>
          <table:table-cell table:style-name="ce91" office:value-type="float" office:value="3" calcext:value-type="float">
            <text:p>3</text:p>
          </table:table-cell>
          <table:table-cell table:style-name="ce101"/>
          <table:table-cell table:style-name="ce110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4"/>
          <table:table-cell table:style-name="ce79"/>
          <table:table-cell table:style-name="ce92" office:value-type="float" office:value="4" calcext:value-type="float">
            <text:p>4</text:p>
          </table:table-cell>
          <table:table-cell table:style-name="ce102"/>
          <table:table-cell table:style-name="ce110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4"/>
          <table:table-cell table:style-name="ce79"/>
          <table:table-cell table:style-name="ce91" office:value-type="float" office:value="5" calcext:value-type="float">
            <text:p>5</text:p>
          </table:table-cell>
          <table:table-cell table:style-name="ce101"/>
          <table:table-cell table:style-name="ce110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4"/>
          <table:table-cell table:style-name="ce79"/>
          <table:table-cell table:style-name="ce91" office:value-type="float" office:value="6" calcext:value-type="float">
            <text:p>6</text:p>
          </table:table-cell>
          <table:table-cell table:style-name="ce101"/>
          <table:table-cell table:style-name="ce110" office:value-type="string" calcext:value-type="string">
            <text:p>Heat Generated (MT)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5"/>
          <table:table-cell table:style-name="ce80"/>
          <table:table-cell table:style-name="ce93" office:value-type="float" office:value="7" calcext:value-type="float">
            <text:p>7</text:p>
          </table:table-cell>
          <table:table-cell table:style-name="ce103"/>
          <table:table-cell table:style-name="ce111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6"/>
          <table:table-cell table:style-name="ce94"/>
          <table:table-cell table:style-name="ce12" table:number-columns-repeated="2"/>
          <table:table-cell table:style-name="ce36" table:number-columns-repeated="1013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6"/>
          <table:table-cell table:style-name="ce95"/>
          <table:table-cell table:number-columns-repeated="2"/>
          <table:table-cell table:style-name="ce13" table:number-columns-repeated="1013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7.$A$1:.$AMJ$8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2" style:display-name="一般_WESRB00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3:56</meta:creation-date>
    <meta:initial-creator>國際合作與能源統計科</meta:initial-creator>
    <dc:description>能源平衡表OECD能源統計格式(公噸油當量單位)</dc:description>
    <meta:keyword>台灣能源平衡表</meta:keyword>
    <dc:creator>kenice</dc:creator>
    <meta:print-date>2018-05-14T03:08:13</meta:print-date>
    <dc:date>2020-03-02T03:58:47</dc:date>
    <dc:subject>能源平衡表OECD能源統計格式(公噸油當量單位)</dc:subject>
    <dc:title>能源平衡表OECD能源統計格式(公噸油當量單位)</dc:title>
    <meta:generator>LibreOffice/5.4.1.2$Windows_x86 LibreOffice_project/ea7cb86e6eeb2bf3a5af73a8f7777ac570321527</meta:generator>
    <meta:document-statistic meta:table-count="7" meta:cell-count="7762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